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vantGarde" svg:font-family="AvantGarde, 'Century Gothic'" style:font-family-generic="swiss" style:font-pitch="variable"/>
    <style:font-face style:name="Avenir" svg:font-family="Avenir, 'Open Sans', 'Helvetica Neue', Helvetica, Arial, Verdana, Roboto, 'Yu Gothic', YuGothic, 'ヒラギノ角ゴ Pro W3', 'Hiragino Kaku Gothic Pro', 'Meiryo UI', Meiryo, 'ＭＳ Ｐゴシック', 'MS PGothic', sans-serif"/>
    <style:font-face style:name="Courier" svg:font-family="Courier, 'Courier New'" style:font-family-generic="modern"/>
    <style:font-face style:name="Courier New" svg:font-family="'Courier New'" style:font-family-generic="modern"/>
    <style:font-face style:name="Courier New1" svg:font-family="'Courier New'" style:font-family-generic="roman"/>
    <style:font-face style:name="Courier New2" svg:font-family="'Courier New'" style:font-family-generic="modern" style:font-pitch="fixed"/>
    <style:font-face style:name="Courier New3" svg:font-family="'Courier New'"/>
    <style:font-face style:name="Droid Sans Mono" svg:font-family="'Droid Sans Mono', Consolas, Menlo, 'Ubuntu Mono', monospace"/>
    <style:font-face style:name="Georgia" svg:font-family="Georgia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pitch="variable"/>
    <style:font-face style:name="Liberation Serif" svg:font-family="'Liberation Serif'" style:font-family-generic="roman" style:font-pitch="variable"/>
    <style:font-face style:name="Linux Biolinum O" svg:font-family="'Linux Biolinum O'" style:font-family-generic="system" style:font-pitch="variable"/>
    <style:font-face style:name="Lucida Sans Unicode" svg:font-family="'Lucida Sans Unicode'" style:font-pitch="variable"/>
    <style:font-face style:name="Mangal" svg:font-family="Mangal" style:font-family-generic="roman"/>
    <style:font-face style:name="Menlo" svg:font-family="Menlo, Monaco, Consolas, 'Liberation Mono', 'Courier New', monospace"/>
    <style:font-face style:name="Monospace" svg:font-family="Monospace" style:font-pitch="fixed"/>
    <style:font-face style:name="NSimSun" svg:font-family="NSimSun" style:font-family-generic="system" style:font-pitch="variable"/>
    <style:font-face style:name="StarSymbol" svg:font-family="StarSymbol, 'Arial Unicode MS'" style:font-family-generic="roman"/>
    <style:font-face style:name="StarSymbol1" svg:font-family="StarSymbol" style:font-charset="x-symbol"/>
    <style:font-face style:name="Symbol" svg:font-family="Symbol" style:font-family-generic="roman"/>
    <style:font-face style:name="Symbol1" svg:font-family="Symbol" style:font-family-generic="roman" style:font-pitch="variable" style:font-charset="x-symbol"/>
    <style:font-face style:name="Tahoma" svg:font-family="Tahoma" style:font-pitch="variable"/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 New Roman2" svg:font-family="'Times New Roman', 'Times New Roman PSMT'" style:font-family-generic="roman"/>
    <style:font-face style:name="Wingdings" svg:font-family="Wingdings" style:font-family-generic="roman"/>
    <style:font-face style:name="Wingdings1" svg:font-family="Wingdings" style:font-pitch="variable" style:font-charset="x-symbol"/>
    <style:font-face style:name="inherit" svg:font-family="inherit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Liberation Serif" fo:font-size="8pt" officeooo:paragraph-rsid="00eace05" style:font-size-asian="8pt" style:font-size-complex="8pt"/>
    </style:style>
    <style:style style:name="P2" style:family="paragraph" style:parent-style-name="Footer">
      <style:paragraph-properties fo:text-align="end" style:justify-single-word="false">
        <style:tab-stops>
          <style:tab-stop style:position="7.211cm"/>
          <style:tab-stop style:position="8.001cm" style:type="center"/>
          <style:tab-stop style:position="16.002cm" style:type="right"/>
        </style:tab-stops>
      </style:paragraph-properties>
      <style:text-properties style:font-name="Liberation Serif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3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justify" style:justify-single-word="false" fo:text-indent="0cm" style:auto-text-indent="false" fo:background-color="#f0f8ff" fo:padding="0.049cm" fo:border="none" style:shadow="none" style:writing-mode="lr-tb"/>
      <style:text-properties style:font-name="Liberation Serif" fo:font-size="10pt" officeooo:paragraph-rsid="025e7303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0pt" officeooo:paragraph-rsid="021e52a3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0pt" officeooo:paragraph-rsid="025e7303" style:font-size-asian="10pt" style:font-size-complex="10pt"/>
    </style:style>
    <style:style style:name="P6" style:family="paragraph" style:parent-style-name="Standard">
      <style:paragraph-properties fo:text-align="justify" style:justify-single-word="false" fo:padding="0cm" fo:border="none"/>
      <style:text-properties style:font-name="Arial" fo:font-size="10pt" officeooo:paragraph-rsid="02fc4a80" style:font-size-asian="10pt" style:font-size-complex="10pt"/>
    </style:style>
    <style:style style:name="P7" style:family="paragraph" style:parent-style-name="Standard">
      <loext:graphic-properties draw:fill="solid" draw:fill-color="#f0ffff"/>
      <style:paragraph-properties fo:text-align="justify" style:justify-single-word="false" fo:background-color="#f0ffff" fo:padding="0.049cm" fo:border="none" style:shadow="none"/>
      <style:text-properties style:font-name="Arial" fo:font-size="10pt" officeooo:paragraph-rsid="02fc4a80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Arial" fo:font-size="10pt" officeooo:paragraph-rsid="03000fea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Arial" fo:font-size="10pt" officeooo:paragraph-rsid="0447df2c" style:font-size-asian="10pt" style:font-size-complex="10pt"/>
    </style:style>
    <style:style style:name="P10" style:family="paragraph" style:parent-style-name="Standard">
      <style:paragraph-properties fo:text-align="justify" style:justify-single-word="false" fo:padding="0cm" fo:border="none"/>
      <style:text-properties style:font-name="Arial" fo:font-size="10pt" officeooo:rsid="02f1a47b" officeooo:paragraph-rsid="02f1a47b" style:font-size-asian="10pt" style:font-size-complex="10pt"/>
    </style:style>
    <style:style style:name="P11" style:family="paragraph" style:parent-style-name="Standard">
      <loext:graphic-properties draw:fill="solid" draw:fill-color="#f0ffff"/>
      <style:paragraph-properties fo:text-align="justify" style:justify-single-word="false" fo:background-color="#f0ffff" fo:padding="0.049cm" fo:border="none" style:shadow="none"/>
      <style:text-properties style:font-name="Arial" fo:font-size="10pt" officeooo:rsid="02f1a47b" officeooo:paragraph-rsid="02fc4a80" style:font-size-asian="10pt" style:font-size-complex="10pt"/>
    </style:style>
    <style:style style:name="P12" style:family="paragraph" style:parent-style-name="Standard">
      <loext:graphic-properties draw:fill="solid" draw:fill-color="#f0ffff"/>
      <style:paragraph-properties fo:text-align="start" style:justify-single-word="false" fo:background-color="#f0ffff" fo:padding="0.049cm" fo:border="none" style:shadow="none"/>
      <style:text-properties style:font-name="Arial" fo:font-size="10pt" officeooo:rsid="02f1a47b" officeooo:paragraph-rsid="02fc4a80" style:font-size-asian="10pt" style:font-size-complex="10pt"/>
    </style:style>
    <style:style style:name="P13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justify" style:justify-single-word="false" fo:text-indent="0cm" style:auto-text-indent="false" fo:background-color="#f0f8ff" fo:padding="0.049cm" fo:border="none" style:shadow="none" style:writing-mode="lr-tb"/>
      <style:text-properties style:font-name="Arial" fo:font-size="10pt" fo:font-style="normal" officeooo:rsid="021e52a3" officeooo:paragraph-rsid="04556e71" style:font-size-asian="10pt" style:font-style-asian="normal" style:font-size-complex="10pt" style:font-style-complex="normal"/>
    </style:style>
    <style:style style:name="P14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justify" style:justify-single-word="false" fo:text-indent="0cm" style:auto-text-indent="false" fo:background-color="#f0f8ff" fo:padding="0.049cm" fo:border="none" style:shadow="none" style:writing-mode="lr-tb"/>
      <style:text-properties style:font-name="Arial" fo:font-size="10pt" fo:font-style="normal" officeooo:rsid="021e52a3" officeooo:paragraph-rsid="04576a94" style:font-size-asian="10pt" style:font-style-asian="normal" style:font-size-complex="10pt" style:font-style-complex="normal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0pt" fo:font-style="normal" officeooo:rsid="0447df2c" officeooo:paragraph-rsid="0447df2c" style:font-size-asian="10pt" style:font-style-asian="normal" style:font-size-complex="10pt" style:font-style-complex="normal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0pt" fo:font-style="normal" officeooo:rsid="0447df2c" officeooo:paragraph-rsid="04556e71" style:font-size-asian="10pt" style:font-style-asian="normal" style:font-size-complex="10pt" style:font-style-complex="normal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0pt" fo:font-style="normal" officeooo:rsid="0447df2c" officeooo:paragraph-rsid="04576a94" style:font-size-asian="10pt" style:font-style-asian="normal" style:font-size-complex="10pt" style:font-style-complex="normal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0pt" fo:font-style="normal" officeooo:rsid="0457e89f" officeooo:paragraph-rsid="0457e89f" style:font-size-asian="10pt" style:font-style-asian="normal" style:font-size-complex="10pt" style:font-style-complex="normal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0pt" fo:font-style="italic" officeooo:rsid="021e52a3" officeooo:paragraph-rsid="044a86cb" style:font-size-asian="10pt" style:font-style-asian="italic" style:font-size-complex="10pt" style:font-style-complex="italic"/>
    </style:style>
    <style:style style:name="P20" style:family="paragraph" style:parent-style-name="Standard">
      <style:paragraph-properties fo:text-align="start" style:justify-single-word="false"/>
      <style:text-properties officeooo:paragraph-rsid="0447df2c"/>
    </style:style>
    <style:style style:name="P21" style:family="paragraph" style:parent-style-name="Standard">
      <style:paragraph-properties fo:text-align="start" style:justify-single-word="false"/>
      <style:text-properties officeooo:paragraph-rsid="03028166"/>
    </style:style>
    <style:style style:name="P22" style:family="paragraph" style:parent-style-name="Standard">
      <style:paragraph-properties fo:text-align="start" style:justify-single-word="false"/>
      <style:text-properties officeooo:paragraph-rsid="044a86cb"/>
    </style:style>
    <style:style style:name="P23" style:family="paragraph" style:parent-style-name="Standard">
      <style:paragraph-properties fo:text-align="start" style:justify-single-word="false"/>
      <style:text-properties officeooo:paragraph-rsid="04556e71"/>
    </style:style>
    <style:style style:name="P24" style:family="paragraph" style:parent-style-name="Standard">
      <style:paragraph-properties fo:text-align="start" style:justify-single-word="false"/>
      <style:text-properties officeooo:paragraph-rsid="04576a94"/>
    </style:style>
    <style:style style:name="P25" style:family="paragraph" style:parent-style-name="Standard">
      <style:paragraph-properties fo:text-align="justify" style:justify-single-word="false"/>
      <style:text-properties style:use-window-font-color="true" loext:opacity="0%" style:font-name="Courier New2" fo:font-size="9pt" fo:font-style="normal" officeooo:rsid="0447df2c" officeooo:paragraph-rsid="0447df2c" fo:background-color="#e0ffff" style:font-size-asian="9pt" style:font-style-asian="normal" style:font-size-complex="9pt" style:font-style-complex="normal"/>
    </style:style>
    <style:style style:name="P26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justify" style:justify-single-word="false" fo:text-indent="0cm" style:auto-text-indent="false" fo:background-color="#f0f8ff" fo:padding="0.049cm" fo:border="none" style:shadow="none" style:writing-mode="lr-tb"/>
      <style:text-properties officeooo:paragraph-rsid="03661fbb"/>
    </style:style>
    <style:style style:name="P27" style:family="paragraph" style:parent-style-name="Standard">
      <loext:graphic-properties draw:fill="none"/>
      <style:paragraph-properties fo:text-align="end" style:justify-single-word="false" fo:background-color="transparent" fo:padding="0.049cm" fo:border-left="none" fo:border-right="none" fo:border-top="none" fo:border-bottom="0.06pt solid #000000" style:shadow="none"/>
      <style:text-properties officeooo:paragraph-rsid="02fc4a80"/>
    </style:style>
    <style:style style:name="P28" style:family="paragraph" style:parent-style-name="List_20_Heading">
      <style:paragraph-properties fo:text-align="justify" style:justify-single-word="false"/>
      <style:text-properties fo:font-variant="normal" fo:text-transform="none" style:use-window-font-color="true" loext:opacity="0%" style:font-name="Arial" fo:font-size="10pt" fo:letter-spacing="normal" fo:font-style="normal" fo:font-weight="normal" officeooo:paragraph-rsid="04629b4a" style:font-size-asian="10pt" style:font-size-complex="10pt"/>
    </style:style>
    <style:style style:name="P29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justify" style:justify-single-word="false" fo:text-indent="0cm" style:auto-text-indent="false" fo:background-color="#f0f8ff" fo:padding="0.049cm" fo:border="none" style:shadow="none" style:writing-mode="lr-tb"/>
      <style:text-properties style:font-name="Arial" fo:font-size="10pt" fo:font-style="normal" officeooo:rsid="021e52a3" officeooo:paragraph-rsid="045d6e97" style:font-size-asian="10pt" style:font-style-asian="normal" style:font-size-complex="10pt" style:font-style-complex="normal"/>
    </style:style>
    <style:style style:name="P30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justify" style:justify-single-word="false" fo:text-indent="0cm" style:auto-text-indent="false" fo:background-color="#f0f8ff" fo:padding="0.049cm" fo:border="none" style:shadow="none" style:writing-mode="lr-tb"/>
      <style:text-properties style:font-name="Arial" fo:font-size="10pt" fo:font-style="normal" officeooo:rsid="021e52a3" officeooo:paragraph-rsid="04629b4a" style:font-size-asian="10pt" style:font-style-asian="normal" style:font-size-complex="10pt" style:font-style-complex="normal"/>
    </style:style>
    <style:style style:name="P31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justify" style:justify-single-word="false" fo:text-indent="0cm" style:auto-text-indent="false" fo:background-color="#f0f8ff" fo:padding="0.049cm" fo:border="none" style:shadow="none" style:writing-mode="lr-tb"/>
      <style:text-properties style:font-name="Arial" fo:font-size="10pt" fo:font-style="normal" officeooo:rsid="021e52a3" officeooo:paragraph-rsid="04655f7b" style:font-size-asian="10pt" style:font-style-asian="normal" style:font-size-complex="10pt" style:font-style-complex="normal"/>
    </style:style>
    <style:style style:name="P32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justify" style:justify-single-word="false" fo:text-indent="0cm" style:auto-text-indent="false" fo:background-color="#f0f8ff" fo:padding="0.049cm" fo:border="none" style:shadow="none" style:writing-mode="lr-tb"/>
      <style:text-properties style:font-name="Arial" fo:font-size="10pt" fo:font-style="normal" officeooo:rsid="021e52a3" officeooo:paragraph-rsid="046834cc" style:font-size-asian="10pt" style:font-style-asian="normal" style:font-size-complex="10pt" style:font-style-complex="normal"/>
    </style:style>
    <style:style style:name="P33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start" style:justify-single-word="false" fo:text-indent="0cm" style:auto-text-indent="false" fo:background-color="#f0f8ff" fo:padding="0.049cm" fo:border="none" style:shadow="none" style:writing-mode="lr-tb"/>
      <style:text-properties style:use-window-font-color="true" loext:opacity="0%" style:font-name="Courier New2" fo:font-size="9pt" fo:font-weight="normal" officeooo:paragraph-rsid="046a2ae3" fo:background-color="transparent" style:font-size-asian="9pt" style:font-weight-asian="normal" style:font-size-complex="9pt" style:font-weight-complex="normal"/>
    </style:style>
    <style:style style:name="P34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start" style:justify-single-word="false" fo:text-indent="0cm" style:auto-text-indent="false" fo:background-color="#f0f8ff" fo:padding="0.049cm" fo:border="none" style:shadow="none" style:writing-mode="lr-tb"/>
      <style:text-properties style:use-window-font-color="true" loext:opacity="0%" style:font-name="Courier New2" fo:font-size="9pt" fo:font-weight="normal" officeooo:paragraph-rsid="046fbc1f" fo:background-color="transparent" style:font-size-asian="9pt" style:font-weight-asian="normal" style:font-size-complex="9pt" style:font-weight-complex="normal"/>
    </style:style>
    <style:style style:name="P35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start" style:justify-single-word="false" fo:text-indent="0cm" style:auto-text-indent="false" fo:background-color="#f0f8ff" fo:padding="0.049cm" fo:border="none" style:shadow="none" style:writing-mode="lr-tb"/>
      <style:text-properties style:use-window-font-color="true" loext:opacity="0%" style:font-name="Courier New2" fo:font-size="9pt" fo:font-style="italic" fo:font-weight="normal" officeooo:paragraph-rsid="046fbc1f" fo:background-color="transparent" style:font-size-asian="9pt" style:font-style-asian="italic" style:font-weight-asian="normal" style:font-size-complex="9pt" style:font-style-complex="italic" style:font-weight-complex="normal"/>
    </style:style>
    <style:style style:name="P36" style:family="paragraph" style:parent-style-name="Preformatted_20_Text">
      <loext:graphic-properties draw:fill="none" draw:fill-color="#f0f8ff" draw:fill-gradient-name="gradient" draw:fill-hatch-name="hatch" draw:fill-image-width="0cm" draw:fill-image-height="0cm"/>
      <style:paragraph-properties fo:margin-left="0cm" fo:margin-right="0cm" fo:text-align="start" style:justify-single-word="false" fo:text-indent="0cm" style:auto-text-indent="false" fo:background-color="transparent" fo:padding="0.049cm" fo:border="none" style:shadow="none" style:writing-mode="lr-tb"/>
      <style:text-properties style:use-window-font-color="true" loext:opacity="0%" style:font-name="Arial" fo:font-size="10pt" fo:font-weight="normal" officeooo:paragraph-rsid="046a2ae3" fo:background-color="transparent" style:font-size-asian="8.75pt" style:font-weight-asian="normal" style:font-size-complex="10pt" style:font-weight-complex="normal"/>
    </style:style>
    <style:style style:name="P37" style:family="paragraph" style:parent-style-name="Preformatted_20_Text">
      <loext:graphic-properties draw:fill="none" draw:fill-color="#f0f8ff" draw:fill-gradient-name="gradient" draw:fill-hatch-name="hatch" draw:fill-image-width="0cm" draw:fill-image-height="0cm"/>
      <style:paragraph-properties fo:margin-left="0cm" fo:margin-right="0cm" fo:text-align="start" style:justify-single-word="false" fo:text-indent="0cm" style:auto-text-indent="false" fo:background-color="transparent" fo:padding="0.049cm" fo:border="none" style:shadow="none" style:writing-mode="lr-tb"/>
      <style:text-properties style:use-window-font-color="true" loext:opacity="0%" style:font-name="Arial" fo:font-size="10pt" fo:font-weight="normal" officeooo:rsid="04731760" officeooo:paragraph-rsid="04731760" fo:background-color="transparent" style:font-size-asian="8.75pt" style:font-weight-asian="normal" style:font-size-complex="10pt" style:font-weight-complex="normal"/>
    </style:style>
    <style:style style:name="P38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start" style:justify-single-word="false" fo:text-indent="0cm" style:auto-text-indent="false" fo:background-color="#f0f8ff" fo:padding="0.049cm" fo:border="none" style:shadow="none" style:writing-mode="lr-tb"/>
      <style:text-properties style:font-name="Courier New2" fo:font-size="9pt" officeooo:paragraph-rsid="0476d5eb" style:font-size-asian="9pt" style:font-size-complex="9pt"/>
    </style:style>
    <style:style style:name="P39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start" style:justify-single-word="false" fo:text-indent="0cm" style:auto-text-indent="false" fo:background-color="#f0f8ff" fo:padding="0.049cm" fo:border="none" style:shadow="none" style:writing-mode="lr-tb"/>
      <style:text-properties style:font-name="Courier New2" fo:font-size="9pt" officeooo:paragraph-rsid="047b5f3d" style:font-size-asian="9pt" style:font-size-complex="9pt"/>
    </style:style>
    <style:style style:name="P40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start" style:justify-single-word="false" fo:text-indent="0cm" style:auto-text-indent="false" fo:background-color="#f0f8ff" fo:padding="0.049cm" fo:border="none" style:shadow="none" style:writing-mode="lr-tb"/>
      <style:text-properties officeooo:paragraph-rsid="047b8907"/>
    </style:style>
    <style:style style:name="P41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start" style:justify-single-word="false" fo:text-indent="0cm" style:auto-text-indent="false" fo:background-color="#f0f8ff" fo:padding="0.049cm" fo:border="none" style:shadow="none" style:writing-mode="lr-tb"/>
      <style:text-properties officeooo:paragraph-rsid="047f7ad1"/>
    </style:style>
    <style:style style:name="P42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start" style:justify-single-word="false" fo:text-indent="0cm" style:auto-text-indent="false" fo:background-color="#f0f8ff" fo:padding="0.049cm" fo:border="none" style:shadow="none" style:writing-mode="lr-tb"/>
      <style:text-properties officeooo:paragraph-rsid="0480655a"/>
    </style:style>
    <style:style style:name="P43" style:family="paragraph" style:parent-style-name="Standard">
      <style:paragraph-properties fo:text-align="justify" style:justify-single-word="false" fo:padding="0cm" fo:border="none"/>
      <style:text-properties style:font-name="Arial" fo:font-size="10pt" fo:font-style="normal" fo:font-weight="bold" officeooo:rsid="02847e01" officeooo:paragraph-rsid="0108e938" style:font-size-asian="10pt" style:font-style-asian="normal" style:font-weight-asian="bold" style:font-size-complex="10pt" style:font-style-complex="normal" style:font-weight-complex="bold"/>
    </style:style>
    <style:style style:name="P44" style:family="paragraph" style:parent-style-name="Standard">
      <style:paragraph-properties fo:text-align="justify" style:justify-single-word="false"/>
      <style:text-properties style:font-name="Arial" fo:font-size="10pt" fo:font-style="normal" officeooo:rsid="0447df2c" officeooo:paragraph-rsid="04655f7b" style:font-size-asian="10pt" style:font-style-asian="normal" style:font-size-complex="10pt" style:font-style-complex="normal"/>
    </style:style>
    <style:style style:name="P45" style:family="paragraph" style:parent-style-name="Standard">
      <style:paragraph-properties fo:text-align="start" style:justify-single-word="false"/>
      <style:text-properties style:font-name="Arial" fo:font-size="10pt" fo:font-style="normal" officeooo:rsid="0447df2c" officeooo:paragraph-rsid="045d6e97" style:font-size-asian="10pt" style:font-style-asian="normal" style:font-size-complex="10pt" style:font-style-complex="normal"/>
    </style:style>
    <style:style style:name="P46" style:family="paragraph" style:parent-style-name="Standard">
      <style:paragraph-properties fo:text-align="start" style:justify-single-word="false"/>
      <style:text-properties style:font-name="Arial" fo:font-size="10pt" fo:font-style="normal" officeooo:rsid="0447df2c" officeooo:paragraph-rsid="04629b4a" style:font-size-asian="10pt" style:font-style-asian="normal" style:font-size-complex="10pt" style:font-style-complex="normal"/>
    </style:style>
    <style:style style:name="P47" style:family="paragraph" style:parent-style-name="Standard">
      <style:paragraph-properties fo:text-align="start" style:justify-single-word="false"/>
      <style:text-properties style:font-name="Arial" fo:font-size="10pt" fo:font-style="normal" officeooo:rsid="0447df2c" officeooo:paragraph-rsid="04655f7b" style:font-size-asian="10pt" style:font-style-asian="normal" style:font-size-complex="10pt" style:font-style-complex="normal"/>
    </style:style>
    <style:style style:name="P48" style:family="paragraph" style:parent-style-name="Standard">
      <style:paragraph-properties fo:text-align="start" style:justify-single-word="false"/>
      <style:text-properties style:font-name="Arial" fo:font-size="10pt" fo:font-style="normal" officeooo:rsid="0447df2c" officeooo:paragraph-rsid="046834cc" style:font-size-asian="10pt" style:font-style-asian="normal" style:font-size-complex="10pt" style:font-style-complex="normal"/>
    </style:style>
    <style:style style:name="P49" style:family="paragraph" style:parent-style-name="Standard">
      <style:paragraph-properties fo:text-align="start" style:justify-single-word="false"/>
      <style:text-properties style:font-name="Arial" fo:font-size="10pt" fo:font-style="normal" officeooo:rsid="0447df2c" officeooo:paragraph-rsid="046a2ae3" style:font-size-asian="10pt" style:font-style-asian="normal" style:font-size-complex="10pt" style:font-style-complex="normal"/>
    </style:style>
    <style:style style:name="P50" style:family="paragraph" style:parent-style-name="Standard">
      <style:paragraph-properties fo:text-align="start" style:justify-single-word="false"/>
      <style:text-properties style:font-name="Arial" fo:font-size="10pt" fo:font-style="normal" officeooo:rsid="0447df2c" officeooo:paragraph-rsid="046fbc1f" style:font-size-asian="10pt" style:font-style-asian="normal" style:font-size-complex="10pt" style:font-style-complex="normal"/>
    </style:style>
    <style:style style:name="P51" style:family="paragraph" style:parent-style-name="Standard">
      <style:paragraph-properties fo:text-align="start" style:justify-single-word="false"/>
      <style:text-properties style:font-name="Arial" fo:font-size="10pt" fo:font-style="normal" officeooo:rsid="0447df2c" officeooo:paragraph-rsid="0474e762" style:font-size-asian="10pt" style:font-style-asian="normal" style:font-size-complex="10pt" style:font-style-complex="normal"/>
    </style:style>
    <style:style style:name="P52" style:family="paragraph" style:parent-style-name="Standard">
      <style:paragraph-properties fo:text-align="justify" style:justify-single-word="false"/>
      <style:text-properties style:font-name="Arial" fo:font-size="10pt" fo:font-style="normal" officeooo:rsid="021e52a3" officeooo:paragraph-rsid="04655f7b" style:font-size-asian="10pt" style:font-style-asian="normal" style:font-size-complex="10pt" style:font-style-complex="normal"/>
    </style:style>
    <style:style style:name="P53" style:family="paragraph" style:parent-style-name="Standard">
      <style:paragraph-properties fo:text-align="justify" style:justify-single-word="false"/>
      <style:text-properties style:font-name="Arial" fo:font-size="10pt" officeooo:rsid="033aaf01" officeooo:paragraph-rsid="04629b4a" style:font-size-asian="10pt" style:font-size-complex="10pt"/>
    </style:style>
    <style:style style:name="P54" style:family="paragraph" style:parent-style-name="Standard">
      <style:paragraph-properties fo:text-align="justify" style:justify-single-word="false"/>
      <style:text-properties style:font-name="Arial" fo:font-size="10pt" officeooo:rsid="0469a9c5" officeooo:paragraph-rsid="0469a9c5" style:font-size-asian="10pt" style:font-size-complex="10pt"/>
    </style:style>
    <style:style style:name="P55" style:family="paragraph" style:parent-style-name="Standard">
      <style:paragraph-properties fo:text-align="start" style:justify-single-word="false"/>
      <style:text-properties style:font-name="Arial" fo:font-size="10pt" officeooo:paragraph-rsid="0471c241"/>
    </style:style>
    <style:style style:name="P56" style:family="paragraph" style:parent-style-name="Standard">
      <style:paragraph-properties fo:text-align="start" style:justify-single-word="false"/>
      <style:text-properties style:font-name="Arial" fo:font-size="10pt" officeooo:paragraph-rsid="0474e762"/>
    </style:style>
    <style:style style:name="P57" style:family="paragraph" style:parent-style-name="Standard">
      <style:paragraph-properties fo:text-align="start" style:justify-single-word="false"/>
      <style:text-properties style:font-name="Arial" fo:font-size="10pt" officeooo:paragraph-rsid="04790e80"/>
    </style:style>
    <style:style style:name="P58" style:family="paragraph" style:parent-style-name="Standard">
      <style:paragraph-properties fo:text-align="start" style:justify-single-word="false"/>
      <style:text-properties style:font-name="Arial" fo:font-size="10pt" officeooo:paragraph-rsid="047b8907"/>
    </style:style>
    <style:style style:name="P59" style:family="paragraph" style:parent-style-name="Standard">
      <style:paragraph-properties fo:text-align="start" style:justify-single-word="false"/>
      <style:text-properties style:font-name="Arial" fo:font-size="10pt" officeooo:paragraph-rsid="047e9a1b"/>
    </style:style>
    <style:style style:name="P60" style:family="paragraph" style:parent-style-name="Standard">
      <style:paragraph-properties fo:text-align="start" style:justify-single-word="false"/>
      <style:text-properties style:font-name="Arial" fo:font-size="10pt" officeooo:rsid="0480c164" officeooo:paragraph-rsid="0480c164"/>
    </style:style>
    <style:style style:name="P61" style:family="paragraph" style:parent-style-name="Standard">
      <style:paragraph-properties fo:text-align="justify" style:justify-single-word="false"/>
      <style:text-properties style:use-window-font-color="true" loext:opacity="0%" officeooo:paragraph-rsid="045bc51b"/>
    </style:style>
    <style:style style:name="P62" style:family="paragraph" style:parent-style-name="Standard">
      <style:paragraph-properties fo:text-align="justify" style:justify-single-word="false"/>
      <style:text-properties style:use-window-font-color="true" loext:opacity="0%" style:font-name="Arial" fo:font-size="10pt" fo:font-style="normal" officeooo:rsid="0447df2c" officeooo:paragraph-rsid="0447df2c" style:font-size-asian="10pt" style:font-style-asian="normal" style:font-size-complex="10pt" style:font-style-complex="normal"/>
    </style:style>
    <style:style style:name="P63" style:family="paragraph" style:parent-style-name="Standard">
      <style:paragraph-properties fo:text-align="justify" style:justify-single-word="false"/>
      <style:text-properties style:use-window-font-color="true" loext:opacity="0%" style:font-name="Arial" fo:font-size="10pt" fo:font-style="normal" style:text-underline-style="none" officeooo:rsid="021e52a3" officeooo:paragraph-rsid="04655f7b" style:font-size-asian="10pt" style:font-style-asian="normal" style:font-size-complex="10pt" style:font-style-complex="normal"/>
    </style:style>
    <style:style style:name="P64" style:family="paragraph" style:parent-style-name="Standard">
      <style:text-properties style:use-window-font-color="true" loext:opacity="0%" style:font-name="Arial" fo:font-size="10pt" fo:font-weight="normal" officeooo:rsid="04790e80" officeooo:paragraph-rsid="04790e80" fo:background-color="transparent" style:font-size-asian="8.75pt" style:font-weight-asian="normal" style:font-size-complex="10pt" style:font-weight-complex="normal"/>
    </style:style>
    <style:style style:name="P65" style:family="paragraph" style:parent-style-name="Standard">
      <style:paragraph-properties fo:text-align="justify" style:justify-single-word="false"/>
      <style:text-properties style:use-window-font-color="true" loext:opacity="0%" style:font-name="Arial" fo:font-size="10pt" fo:font-style="normal" officeooo:rsid="0447df2c" officeooo:paragraph-rsid="045d6e97" style:font-size-asian="10pt" style:font-style-asian="normal" style:font-size-complex="10pt" style:font-style-complex="normal"/>
    </style:style>
    <style:style style:name="P66" style:family="paragraph" style:parent-style-name="Standard">
      <style:paragraph-properties fo:text-align="justify" style:justify-single-word="false"/>
      <style:text-properties style:use-window-font-color="true" loext:opacity="0%" style:font-name="Arial" fo:font-size="10pt" fo:font-style="normal" officeooo:rsid="0447df2c" officeooo:paragraph-rsid="04629b4a" style:font-size-asian="10pt" style:font-style-asian="normal" style:font-size-complex="10pt" style:font-style-complex="normal"/>
    </style:style>
    <style:style style:name="P67" style:family="paragraph" style:parent-style-name="Standard">
      <style:paragraph-properties fo:text-align="justify" style:justify-single-word="false"/>
      <style:text-properties style:use-window-font-color="true" loext:opacity="0%" style:font-name="Arial" fo:font-size="10pt" fo:font-style="normal" officeooo:rsid="0447df2c" officeooo:paragraph-rsid="046834cc" style:font-size-asian="10pt" style:font-style-asian="normal" style:font-size-complex="10pt" style:font-style-complex="normal"/>
    </style:style>
    <style:style style:name="P68" style:family="paragraph" style:parent-style-name="Standard">
      <style:paragraph-properties fo:text-align="justify" style:justify-single-word="false"/>
      <style:text-properties style:use-window-font-color="true" loext:opacity="0%" style:font-name="Arial" fo:font-size="10pt" fo:font-style="normal" officeooo:rsid="0447df2c" officeooo:paragraph-rsid="04690e2c" style:font-size-asian="10pt" style:font-style-asian="normal" style:font-size-complex="10pt" style:font-style-complex="normal"/>
    </style:style>
    <style:style style:name="P69" style:family="paragraph" style:parent-style-name="Standard">
      <style:paragraph-properties fo:text-align="start" style:justify-single-word="false"/>
      <style:text-properties style:use-window-font-color="true" loext:opacity="0%" style:font-name="Arial" fo:font-size="10pt" fo:font-style="normal" officeooo:rsid="0447df2c" officeooo:paragraph-rsid="045d6e97" style:font-size-asian="10pt" style:font-style-asian="normal" style:font-size-complex="10pt" style:font-style-complex="normal"/>
    </style:style>
    <style:style style:name="P70" style:family="paragraph" style:parent-style-name="Standard">
      <style:paragraph-properties fo:text-align="start" style:justify-single-word="false"/>
      <style:text-properties style:use-window-font-color="true" loext:opacity="0%" style:font-name="Arial" fo:font-size="10pt" fo:font-style="normal" officeooo:rsid="0447df2c" officeooo:paragraph-rsid="04629b4a" style:font-size-asian="10pt" style:font-style-asian="normal" style:font-size-complex="10pt" style:font-style-complex="normal"/>
    </style:style>
    <style:style style:name="P71" style:family="paragraph" style:parent-style-name="Standard">
      <style:paragraph-properties fo:text-align="start" style:justify-single-word="false"/>
      <style:text-properties style:use-window-font-color="true" loext:opacity="0%" style:font-name="Arial" fo:font-size="10pt" fo:font-style="normal" officeooo:rsid="0447df2c" officeooo:paragraph-rsid="046834cc" style:font-size-asian="10pt" style:font-style-asian="normal" style:font-size-complex="10pt" style:font-style-complex="normal"/>
    </style:style>
    <style:style style:name="P72" style:family="paragraph" style:parent-style-name="Standard">
      <style:paragraph-properties fo:text-align="start" style:justify-single-word="false"/>
      <style:text-properties style:use-window-font-color="true" loext:opacity="0%" style:font-name="Arial" fo:font-size="10pt" fo:font-style="normal" officeooo:rsid="0447df2c" officeooo:paragraph-rsid="046a2ae3" style:font-size-asian="10pt" style:font-style-asian="normal" style:font-size-complex="10pt" style:font-style-complex="normal"/>
    </style:style>
    <style:style style:name="P73" style:family="paragraph" style:parent-style-name="Standard">
      <style:paragraph-properties fo:margin-left="0cm" fo:margin-right="0cm" fo:margin-top="0cm" fo:margin-bottom="0.494cm" style:contextual-spacing="false" fo:text-align="justify" style:justify-single-word="false" fo:orphans="2" fo:widows="2" fo:text-indent="0cm" style:auto-text-indent="false"/>
      <style:text-properties fo:font-variant="normal" fo:text-transform="none" style:use-window-font-color="true" loext:opacity="0%" style:font-name="Arial" fo:font-size="10pt" fo:letter-spacing="normal" fo:font-style="normal" style:text-underline-style="none" fo:font-weight="normal" officeooo:rsid="021e52a3" officeooo:paragraph-rsid="04655f7b" style:font-size-asian="10pt" style:font-style-asian="normal" style:font-weight-asian="normal" style:font-size-complex="10pt" style:font-style-complex="normal" style:font-weight-complex="normal"/>
    </style:style>
    <style:style style:name="P74" style:family="paragraph" style:parent-style-name="Standard">
      <style:text-properties style:font-name="Courier New2" fo:font-size="9pt" style:font-size-asian="9pt" style:font-size-complex="9pt"/>
    </style:style>
    <style:style style:name="P75" style:family="paragraph" style:parent-style-name="Text_20_body">
      <style:paragraph-properties fo:margin-left="0cm" fo:margin-right="0cm" fo:margin-top="0cm" fo:margin-bottom="0.494cm" style:contextual-spacing="false" fo:orphans="2" fo:widows="2" fo:text-indent="0cm" style:auto-text-indent="false"/>
      <style:text-properties fo:font-variant="normal" fo:text-transform="none" style:use-window-font-color="true" loext:opacity="0%" style:font-name="Arial" fo:font-size="10pt" fo:letter-spacing="normal" fo:font-style="normal" fo:font-weight="normal" officeooo:paragraph-rsid="0466f6a4" style:font-size-asian="10pt" style:font-size-complex="10pt"/>
    </style:style>
    <style:style style:name="T1" style:family="text">
      <style:text-properties style:font-name="Courier New2"/>
    </style:style>
    <style:style style:name="T2" style:family="text">
      <style:text-properties style:font-name="Courier New2" fo:font-size="6pt" fo:font-style="italic" style:font-size-asian="6pt" style:font-style-asian="italic" style:font-size-complex="6pt" style:font-style-complex="italic"/>
    </style:style>
    <style:style style:name="T3" style:family="text">
      <style:text-properties style:font-name="Courier New2" fo:font-size="6pt" fo:font-style="italic" officeooo:rsid="043e2d64" style:font-size-asian="6pt" style:font-style-asian="italic" style:font-size-complex="6pt" style:font-style-complex="italic"/>
    </style:style>
    <style:style style:name="T4" style:family="text">
      <style:text-properties style:font-name="Courier New2" fo:font-size="6pt" fo:font-style="italic" officeooo:rsid="00cd954d" style:font-size-asian="6pt" style:font-style-asian="italic" style:font-size-complex="6pt" style:font-style-complex="italic"/>
    </style:style>
    <style:style style:name="T5" style:family="text">
      <style:text-properties style:font-name="Courier New2" fo:font-size="10pt" fo:font-weight="normal" officeooo:rsid="0305e582" fo:background-color="transparent" loext:char-shading-value="0" style:font-name-asian="Linux Biolinum O" style:font-size-asian="10pt" style:font-weight-asian="normal" style:font-name-complex="Linux Biolinum O" style:font-size-complex="10pt" style:font-weight-complex="normal"/>
    </style:style>
    <style:style style:name="T6" style:family="text">
      <style:text-properties style:font-name="Courier New2" fo:font-size="10pt" fo:font-weight="normal" officeooo:rsid="03060be7" fo:background-color="transparent" loext:char-shading-value="0" style:font-name-asian="Linux Biolinum O" style:font-size-asian="10pt" style:font-weight-asian="normal" style:font-name-complex="Linux Biolinum O" style:font-size-complex="10pt" style:font-weight-complex="normal"/>
    </style:style>
    <style:style style:name="T7" style:family="text">
      <style:text-properties style:font-name="Courier New2" fo:font-size="10pt" fo:font-weight="normal" officeooo:rsid="04437480" fo:background-color="transparent" loext:char-shading-value="0" style:font-name-asian="Linux Biolinum O" style:font-size-asian="10pt" style:font-weight-asian="normal" style:font-name-complex="Linux Biolinum O" style:font-size-complex="10pt" style:font-weight-complex="normal"/>
    </style:style>
    <style:style style:name="T8" style:family="text">
      <style:text-properties style:font-name="Courier New2" fo:font-size="10pt" fo:font-style="normal" officeooo:rsid="0447df2c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9" style:family="text">
      <style:text-properties style:font-name="Courier New2" fo:font-size="10pt" fo:font-style="normal" officeooo:rsid="044a86cb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10" style:family="text">
      <style:text-properties style:font-name="Courier New2" fo:font-size="10pt" fo:font-style="normal" officeooo:rsid="0458e989" style:font-size-asian="10pt" style:font-style-asian="normal" style:font-size-complex="10pt" style:font-style-complex="normal"/>
    </style:style>
    <style:style style:name="T11" style:family="text">
      <style:text-properties style:font-name="Courier New2" fo:font-size="9pt" style:font-size-asian="9pt" style:font-size-complex="9pt"/>
    </style:style>
    <style:style style:name="T12" style:family="text">
      <style:text-properties style:font-name="Courier New2" fo:font-size="9pt" officeooo:rsid="03661fbb" style:font-size-asian="9pt" style:font-size-complex="9pt"/>
    </style:style>
    <style:style style:name="T13" style:family="text">
      <style:text-properties style:font-name="Courier New2" fo:font-size="9pt" officeooo:rsid="044305ff" style:font-size-asian="9pt" style:font-size-complex="9pt"/>
    </style:style>
    <style:style style:name="T14" style:family="text">
      <style:text-properties style:use-window-font-color="true" loext:opacity="0%" style:font-name="Courier New2" fo:font-size="9pt" fo:font-style="normal" style:text-underline-style="none" fo:font-weight="normal" officeooo:rsid="020e91f2" fo:background-color="transparent" loext:char-shading-value="0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T15" style:family="text">
      <style:text-properties style:use-window-font-color="true" loext:opacity="0%" style:font-name="Courier New2" fo:font-size="9pt" fo:font-style="normal" style:text-underline-style="none" fo:font-weight="normal" officeooo:rsid="03661fbb" fo:background-color="transparent" loext:char-shading-value="0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T16" style:family="text">
      <style:text-properties style:use-window-font-color="true" loext:opacity="0%" style:font-name="Courier New2" fo:font-size="9pt" fo:font-style="normal" style:text-underline-style="none" fo:font-weight="normal" officeooo:rsid="020e91f2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T17" style:family="text">
      <style:text-properties style:use-window-font-color="true" loext:opacity="0%" style:font-name="Courier New2" fo:font-size="9pt" fo:font-style="normal" style:text-underline-style="none" fo:font-weight="normal" officeooo:rsid="0294a5c8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T18" style:family="text">
      <style:text-properties style:use-window-font-color="true" loext:opacity="0%" style:font-name="Courier New2" fo:font-size="9pt" fo:font-style="normal" style:text-underline-style="none" fo:font-weight="normal" officeooo:rsid="04472abf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T19" style:family="text">
      <style:text-properties style:use-window-font-color="true" loext:opacity="0%" style:font-name="Courier New2" fo:font-size="9pt" style:text-underline-style="none" fo:font-weight="normal" officeooo:rsid="020e91f2" style:font-name-asian="Monospace" style:font-size-asian="9pt" style:font-weight-asian="normal" style:font-name-complex="Monospace" style:font-size-complex="9pt" style:font-weight-complex="normal"/>
    </style:style>
    <style:style style:name="T20" style:family="text">
      <style:text-properties style:use-window-font-color="true" loext:opacity="0%" style:font-name="Courier New2" fo:font-size="9pt" style:text-underline-style="none" fo:font-weight="normal" officeooo:rsid="036c677f" style:font-name-asian="Monospace" style:font-size-asian="9pt" style:font-weight-asian="normal" style:font-name-complex="Monospace" style:font-size-complex="9pt" style:font-weight-complex="normal"/>
    </style:style>
    <style:style style:name="T21" style:family="text">
      <style:text-properties style:use-window-font-color="true" loext:opacity="0%" style:font-name="Courier New2" fo:font-size="9pt" style:text-underline-style="none" fo:font-weight="normal" officeooo:rsid="037e22a3" style:font-name-asian="Monospace" style:font-size-asian="9pt" style:font-weight-asian="normal" style:font-name-complex="Monospace" style:font-size-complex="9pt" style:font-weight-complex="normal"/>
    </style:style>
    <style:style style:name="T22" style:family="text">
      <style:text-properties style:use-window-font-color="true" loext:opacity="0%" style:font-name="Courier New2" fo:font-size="9pt" style:text-underline-style="none" fo:font-weight="normal" officeooo:rsid="04556e71" style:font-name-asian="Monospace" style:font-size-asian="9pt" style:font-weight-asian="normal" style:font-name-complex="Monospace" style:font-size-complex="9pt" style:font-weight-complex="normal"/>
    </style:style>
    <style:style style:name="T23" style:family="text">
      <style:text-properties style:use-window-font-color="true" loext:opacity="0%" style:font-name="Courier New2" fo:font-size="9pt" style:text-underline-style="none" fo:font-weight="normal" officeooo:rsid="04576a94" style:font-name-asian="Monospace" style:font-size-asian="9pt" style:font-weight-asian="normal" style:font-name-complex="Monospace" style:font-size-complex="9pt" style:font-weight-complex="normal"/>
    </style:style>
    <style:style style:name="T24" style:family="text">
      <style:text-properties style:use-window-font-color="true" loext:opacity="0%" style:font-name="Courier New2" fo:font-size="9pt" style:text-underline-style="none" fo:font-weight="normal" officeooo:rsid="045d6e97" style:font-name-asian="Monospace" style:font-size-asian="9pt" style:font-weight-asian="normal" style:font-name-complex="Monospace" style:font-size-complex="9pt" style:font-weight-complex="normal"/>
    </style:style>
    <style:style style:name="T25" style:family="text">
      <style:text-properties style:use-window-font-color="true" loext:opacity="0%" style:font-name="Courier New2" fo:font-size="9pt" style:text-underline-style="none" fo:font-weight="normal" officeooo:rsid="04629b4a" style:font-name-asian="Monospace" style:font-size-asian="9pt" style:font-weight-asian="normal" style:font-name-complex="Monospace" style:font-size-complex="9pt" style:font-weight-complex="normal"/>
    </style:style>
    <style:style style:name="T26" style:family="text">
      <style:text-properties style:use-window-font-color="true" loext:opacity="0%" style:font-name="Courier New2" fo:font-size="9pt" style:text-underline-style="none" fo:font-weight="normal" officeooo:rsid="046834cc" style:font-name-asian="Monospace" style:font-size-asian="9pt" style:font-weight-asian="normal" style:font-name-complex="Monospace" style:font-size-complex="9pt" style:font-weight-complex="normal"/>
    </style:style>
    <style:style style:name="T27" style:family="text">
      <style:text-properties style:use-window-font-color="true" loext:opacity="0%" style:font-name="Courier New2" fo:font-size="9pt" fo:language="fr" fo:country="FR" fo:font-style="normal" style:text-underline-style="none" fo:font-weight="normal" officeooo:rsid="044305ff" style:font-name-asian="Monospace" style:font-size-asian="9pt" style:font-style-asian="normal" style:font-weight-asian="normal" style:font-name-complex="Monospace" style:font-size-complex="9pt" style:language-complex="ar" style:country-complex="SA" style:font-style-complex="normal" style:font-weight-complex="normal"/>
    </style:style>
    <style:style style:name="T28" style:family="text">
      <style:text-properties style:use-window-font-color="true" loext:opacity="0%" style:font-name="Arial" fo:font-size="18pt" fo:font-weight="bold" officeooo:rsid="01e7e641" style:font-size-asian="18pt" style:font-weight-asian="bold" style:font-size-complex="18pt" style:font-weight-complex="bold"/>
    </style:style>
    <style:style style:name="T29" style:family="text">
      <style:text-properties style:use-window-font-color="true" loext:opacity="0%" style:font-name="Arial" fo:font-size="18pt" fo:font-weight="bold" officeooo:rsid="006a6e31" style:font-size-asian="18pt" style:font-weight-asian="bold" style:font-size-complex="18pt" style:font-weight-complex="bold"/>
    </style:style>
    <style:style style:name="T30" style:family="text">
      <style:text-properties style:use-window-font-color="true" loext:opacity="0%" style:font-name="Arial" fo:font-size="18pt" fo:font-weight="bold" officeooo:rsid="044132b4" style:font-size-asian="18pt" style:font-weight-asian="bold" style:font-size-complex="18pt" style:font-weight-complex="bold"/>
    </style:style>
    <style:style style:name="T31" style:family="text">
      <style:text-properties style:use-window-font-color="true" loext:opacity="0%" style:font-name="Arial" fo:font-size="10pt" fo:language="fr" fo:country="FR" fo:font-weight="normal" officeooo:rsid="04437480" fo:background-color="transparent" loext:char-shading-value="0" style:font-name-asian="Linux Biolinum O" style:font-size-asian="10pt" style:font-weight-asian="normal" style:font-name-complex="Linux Biolinum O" style:font-size-complex="10pt" style:language-complex="ar" style:country-complex="SA" style:font-weight-complex="normal"/>
    </style:style>
    <style:style style:name="T32" style:family="text">
      <style:text-properties style:use-window-font-color="true" loext:opacity="0%" fo:font-style="normal" officeooo:rsid="001bba99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33" style:family="text">
      <style:text-properties style:use-window-font-color="true" loext:opacity="0%" fo:font-style="normal" officeooo:rsid="0474e762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34" style:family="text">
      <style:text-properties style:use-window-font-color="true" loext:opacity="0%" fo:font-style="normal" officeooo:rsid="04790e80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35" style:family="text">
      <style:text-properties style:use-window-font-color="true" loext:opacity="0%" fo:font-style="normal" officeooo:rsid="047b8907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36" style:family="text">
      <style:text-properties style:use-window-font-color="true" loext:opacity="0%" fo:font-style="normal" officeooo:rsid="047e9a1b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37" style:family="text">
      <style:text-properties style:use-window-font-color="true" loext:opacity="0%" style:font-name="Courier New2" fo:font-style="normal" officeooo:rsid="0471aaae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38" style:family="text">
      <style:text-properties style:use-window-font-color="true" loext:opacity="0%" style:font-name="Courier New2" fo:font-style="normal" officeooo:rsid="046a2ae3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39" style:family="text">
      <style:text-properties style:use-window-font-color="true" loext:opacity="0%" style:font-name="Courier New2" fo:font-style="normal" officeooo:rsid="0474e762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40" style:family="text">
      <style:text-properties style:use-window-font-color="true" loext:opacity="0%" style:font-name="Courier New2" fo:font-style="normal" officeooo:rsid="04790e80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41" style:family="text">
      <style:text-properties style:use-window-font-color="true" loext:opacity="0%" style:font-name="Courier New2" fo:font-style="normal" officeooo:rsid="047b8907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42" style:family="text">
      <style:text-properties style:use-window-font-color="true" loext:opacity="0%" style:font-name="Courier New2" fo:font-style="normal" fo:font-weight="normal" officeooo:rsid="0471c241" fo:background-color="transparent" loext:char-shading-value="0" style:font-name-asian="Linux Biolinum O" style:font-size-asian="10pt" style:font-style-asian="normal" style:font-weight-asian="normal" style:font-name-complex="Linux Biolinum O" style:font-size-complex="10pt" style:font-style-complex="normal" style:font-weight-complex="normal"/>
    </style:style>
    <style:style style:name="T43" style:family="text">
      <style:text-properties style:use-window-font-color="true" loext:opacity="0%" style:font-name="Arial" fo:font-style="normal" officeooo:rsid="046fbc1f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44" style:family="text">
      <style:text-properties style:use-window-font-color="true" loext:opacity="0%" style:font-name="Arial" fo:font-style="normal" officeooo:rsid="0471aaae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45" style:family="text">
      <style:text-properties style:use-window-font-color="true" loext:opacity="0%" style:font-name="Arial" fo:font-style="normal" officeooo:rsid="046a2ae3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46" style:family="text">
      <style:text-properties style:use-window-font-color="true" loext:opacity="0%" style:font-name="Arial" fo:font-style="normal" officeooo:rsid="0471c241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47" style:family="text">
      <style:text-properties style:use-window-font-color="true" loext:opacity="0%" style:font-name="Arial" fo:font-style="normal" officeooo:rsid="0474e762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48" style:family="text">
      <style:text-properties style:use-window-font-color="true" loext:opacity="0%" style:font-name="Arial" fo:font-style="normal" officeooo:rsid="04629b4a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49" style:family="text">
      <style:text-properties fo:font-weight="normal" style:font-weight-asian="normal"/>
    </style:style>
    <style:style style:name="T50" style:family="text">
      <style:text-properties fo:font-weight="normal" officeooo:rsid="021e52a3" style:font-weight-asian="normal" style:font-weight-complex="normal"/>
    </style:style>
    <style:style style:name="T51" style:family="text">
      <style:text-properties fo:font-weight="normal" officeooo:rsid="03028166" style:font-weight-asian="normal" style:font-weight-complex="normal"/>
    </style:style>
    <style:style style:name="T52" style:family="text">
      <style:text-properties fo:font-weight="normal" officeooo:rsid="035b6f23" style:font-weight-asian="normal" style:font-weight-complex="normal"/>
    </style:style>
    <style:style style:name="T53" style:family="text">
      <style:text-properties fo:font-weight="normal" officeooo:rsid="0364ff1e" style:font-weight-asian="normal" style:font-weight-complex="normal"/>
    </style:style>
    <style:style style:name="T54" style:family="text">
      <style:text-properties fo:font-weight="normal" officeooo:rsid="03657a70" style:font-weight-asian="normal" style:font-weight-complex="normal"/>
    </style:style>
    <style:style style:name="T55" style:family="text">
      <style:text-properties fo:font-weight="normal" officeooo:rsid="02f1dc05" style:font-weight-asian="normal" style:font-weight-complex="normal"/>
    </style:style>
    <style:style style:name="T56" style:family="text">
      <style:text-properties fo:font-weight="normal" officeooo:rsid="04536171" style:font-weight-asian="normal"/>
    </style:style>
    <style:style style:name="T57" style:family="text">
      <style:text-properties fo:font-weight="bold" officeooo:rsid="02f1dc05" style:font-weight-asian="bold" style:font-weight-complex="bold"/>
    </style:style>
    <style:style style:name="T58" style:family="text">
      <style:text-properties fo:font-weight="bold" officeooo:rsid="044132b4" style:font-weight-asian="bold" style:font-weight-complex="bold"/>
    </style:style>
    <style:style style:name="T5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0" style:family="text">
      <style:text-properties style:text-underline-style="solid" style:text-underline-width="auto" style:text-underline-color="font-color" fo:font-weight="bold" officeooo:rsid="02f1a47b" style:font-weight-asian="bold" style:font-weight-complex="bold"/>
    </style:style>
    <style:style style:name="T61" style:family="text">
      <style:text-properties fo:color="#95231f" loext:opacity="100%" style:font-name="Arial" fo:font-size="18pt" fo:font-style="italic" fo:font-weight="bold" officeooo:rsid="01e7e641" style:font-size-asian="18pt" style:font-style-asian="italic" style:font-weight-asian="bold" style:font-size-complex="18pt" style:font-style-complex="italic" style:font-weight-complex="bold"/>
    </style:style>
    <style:style style:name="T62" style:family="text">
      <style:text-properties fo:color="#95231f" loext:opacity="100%" style:font-name="Arial" fo:font-size="18pt" fo:font-style="italic" fo:font-weight="bold" officeooo:rsid="006a6e31" style:font-size-asian="18pt" style:font-style-asian="italic" style:font-weight-asian="bold" style:font-size-complex="18pt" style:font-style-complex="italic" style:font-weight-complex="bold"/>
    </style:style>
    <style:style style:name="T63" style:family="text">
      <style:text-properties fo:color="#95231f" loext:opacity="100%" style:font-name="Arial" fo:font-size="18pt" fo:font-style="italic" fo:font-weight="bold" officeooo:rsid="007bc914" style:font-size-asian="18pt" style:font-style-asian="italic" style:font-weight-asian="bold" style:font-size-complex="18pt" style:font-style-complex="italic" style:font-weight-complex="bold"/>
    </style:style>
    <style:style style:name="T64" style:family="text">
      <style:text-properties fo:color="#95231f" loext:opacity="100%" style:font-name="Arial" fo:font-size="18pt" fo:font-style="italic" fo:font-weight="bold" officeooo:rsid="043eddf8" style:font-size-asian="18pt" style:font-style-asian="italic" style:font-weight-asian="bold" style:font-size-complex="18pt" style:font-style-complex="italic" style:font-weight-complex="bold"/>
    </style:style>
    <style:style style:name="T65" style:family="text">
      <style:text-properties fo:color="#ffffff" loext:opacity="100%" style:font-name="Courier New2" fo:font-size="9pt" fo:font-style="normal" style:text-underline-style="none" fo:font-weight="normal" officeooo:rsid="030a0a4e" fo:background-color="#003d73" loext:char-shading-value="0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T66" style:family="text">
      <style:text-properties fo:color="#ffffff" loext:opacity="100%" style:font-name="Courier New2" fo:font-size="9pt" style:text-underline-style="none" fo:font-weight="normal" officeooo:rsid="030a0a4e" fo:background-color="#003d73" loext:char-shading-value="0" style:font-name-asian="Monospace" style:font-size-asian="9pt" style:font-weight-asian="normal" style:font-name-complex="Monospace" style:font-size-complex="9pt" style:font-weight-complex="normal"/>
    </style:style>
    <style:style style:name="T67" style:family="text">
      <style:text-properties fo:color="#ffffff" loext:opacity="100%" style:font-name="Courier New2" fo:font-size="9pt" style:text-underline-style="none" fo:font-weight="normal" officeooo:rsid="044305ff" fo:background-color="#003d73" loext:char-shading-value="0" style:font-name-asian="Monospace" style:font-size-asian="9pt" style:font-weight-asian="normal" style:font-name-complex="Monospace" style:font-size-complex="9pt" style:font-weight-complex="normal"/>
    </style:style>
    <style:style style:name="T68" style:family="text">
      <style:text-properties officeooo:rsid="02f1dc05"/>
    </style:style>
    <style:style style:name="T69" style:family="text">
      <style:text-properties officeooo:rsid="02f1a47b"/>
    </style:style>
    <style:style style:name="T70" style:family="text">
      <style:text-properties fo:color="#8d281e" loext:opacity="100%" officeooo:rsid="001bba99" fo:background-color="transparent" loext:char-shading-value="0" style:font-name-asian="Linux Biolinum O" style:font-name-complex="Linux Biolinum O"/>
    </style:style>
    <style:style style:name="T71" style:family="text">
      <style:text-properties fo:color="#8d281e" loext:opacity="100%" officeooo:rsid="006eba8b" fo:background-color="transparent" loext:char-shading-value="0" style:font-name-asian="Linux Biolinum O" style:font-name-complex="Linux Biolinum O"/>
    </style:style>
    <style:style style:name="T72" style:family="text">
      <style:text-properties fo:color="#8d281e" loext:opacity="100%" officeooo:rsid="0453e814" fo:background-color="transparent" loext:char-shading-value="0" style:font-name-asian="Linux Biolinum O" style:font-name-complex="Linux Biolinum O"/>
    </style:style>
    <style:style style:name="T73" style:family="text">
      <style:text-properties fo:color="#8d281e" loext:opacity="100%" officeooo:rsid="04655f7b" fo:background-color="transparent" loext:char-shading-value="0" style:font-name-asian="Linux Biolinum O" style:font-name-complex="Linux Biolinum O"/>
    </style:style>
    <style:style style:name="T74" style:family="text">
      <style:text-properties fo:color="#8d281e" loext:opacity="100%" fo:font-style="normal" officeooo:rsid="001bba99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75" style:family="text">
      <style:text-properties fo:color="#8d281e" loext:opacity="100%" style:font-name="Arial" fo:font-size="10pt" fo:font-style="normal" officeooo:rsid="001bba99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76" style:family="text">
      <style:text-properties fo:color="#8d281e" loext:opacity="100%" style:font-name="Arial" fo:font-size="10pt" fo:font-style="normal" officeooo:rsid="0447df2c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77" style:family="text">
      <style:text-properties fo:color="#8d281e" loext:opacity="100%" style:font-name="Arial" fo:font-size="10pt" fo:font-style="normal" officeooo:rsid="044a86cb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78" style:family="text">
      <style:text-properties fo:color="#8d281e" loext:opacity="100%" style:font-name="Arial" fo:font-size="10pt" fo:language="fr" fo:country="FR" fo:font-style="normal" officeooo:rsid="0453e814" fo:background-color="transparent" loext:char-shading-value="0" style:font-name-asian="Linux Biolinum O" style:font-size-asian="10pt" style:font-style-asian="normal" style:font-name-complex="Linux Biolinum O" style:font-size-complex="10pt" style:language-complex="ar" style:country-complex="SA" style:font-style-complex="normal"/>
    </style:style>
    <style:style style:name="T79" style:family="text">
      <style:text-properties fo:color="#8d281e" loext:opacity="100%" style:font-name="Arial" fo:font-size="10pt" fo:language="fr" fo:country="FR" fo:font-style="normal" officeooo:rsid="04556e71" fo:background-color="transparent" loext:char-shading-value="0" style:font-name-asian="Linux Biolinum O" style:font-size-asian="10pt" style:font-style-asian="normal" style:font-name-complex="Linux Biolinum O" style:font-size-complex="10pt" style:language-complex="ar" style:country-complex="SA" style:font-style-complex="normal"/>
    </style:style>
    <style:style style:name="T80" style:family="text">
      <style:text-properties fo:color="#8d281e" loext:opacity="100%" style:font-name="Arial" fo:font-size="10pt" fo:language="fr" fo:country="FR" fo:font-style="normal" officeooo:rsid="04576a94" fo:background-color="transparent" loext:char-shading-value="0" style:font-name-asian="Linux Biolinum O" style:font-size-asian="10pt" style:font-style-asian="normal" style:font-name-complex="Linux Biolinum O" style:font-size-complex="10pt" style:language-complex="ar" style:country-complex="SA" style:font-style-complex="normal"/>
    </style:style>
    <style:style style:name="T81" style:family="text">
      <style:text-properties fo:color="#8d281e" loext:opacity="100%" style:font-name="Arial" fo:font-size="10pt" fo:language="fr" fo:country="FR" officeooo:rsid="0453e814" fo:background-color="transparent" loext:char-shading-value="0" style:font-name-asian="Linux Biolinum O" style:font-size-asian="10pt" style:font-name-complex="Linux Biolinum O" style:font-size-complex="10pt" style:language-complex="ar" style:country-complex="SA"/>
    </style:style>
    <style:style style:name="T82" style:family="text">
      <style:text-properties fo:color="#8d281e" loext:opacity="100%" style:font-name="Arial" fo:font-size="10pt" officeooo:rsid="001bba99" fo:background-color="transparent" loext:char-shading-value="0" style:font-name-asian="Linux Biolinum O" style:font-size-asian="10pt" style:font-name-complex="Linux Biolinum O" style:font-size-complex="10pt"/>
    </style:style>
    <style:style style:name="T83" style:family="text">
      <style:text-properties fo:color="#8d281e" loext:opacity="100%" style:font-name="Arial" fo:font-size="10pt" officeooo:rsid="03060be7" fo:background-color="transparent" loext:char-shading-value="0" style:font-name-asian="Linux Biolinum O" style:font-size-asian="10pt" style:font-name-complex="Linux Biolinum O" style:font-size-complex="10pt"/>
    </style:style>
    <style:style style:name="T84" style:family="text">
      <style:text-properties fo:color="#8d281e" loext:opacity="100%" style:font-name="Arial" fo:font-size="10pt" officeooo:rsid="03028166" fo:background-color="transparent" loext:char-shading-value="0" style:font-name-asian="Linux Biolinum O" style:font-size-asian="10pt" style:font-name-complex="Linux Biolinum O" style:font-size-complex="10pt"/>
    </style:style>
    <style:style style:name="T85" style:family="text">
      <style:text-properties fo:color="#8d281e" loext:opacity="100%" fo:language="fr" fo:country="FR" fo:font-style="normal" officeooo:rsid="046834cc" fo:background-color="transparent" loext:char-shading-value="0" style:font-name-asian="Linux Biolinum O" style:font-size-asian="10pt" style:font-style-asian="normal" style:font-name-complex="Linux Biolinum O" style:font-size-complex="10pt" style:language-complex="ar" style:country-complex="SA" style:font-style-complex="normal"/>
    </style:style>
    <style:style style:name="T86" style:family="text">
      <style:text-properties fo:color="#8d281e" loext:opacity="100%" fo:language="fr" fo:country="FR" fo:font-style="normal" officeooo:rsid="046fbc1f" fo:background-color="transparent" loext:char-shading-value="0" style:font-name-asian="Linux Biolinum O" style:font-size-asian="10pt" style:font-style-asian="normal" style:font-name-complex="Linux Biolinum O" style:font-size-complex="10pt" style:language-complex="ar" style:country-complex="SA" style:font-style-complex="normal"/>
    </style:style>
    <style:style style:name="T87" style:family="text">
      <style:text-properties fo:color="#8d281e" loext:opacity="100%" fo:language="fr" fo:country="FR" fo:font-style="normal" officeooo:rsid="04731760" fo:background-color="transparent" loext:char-shading-value="0" style:font-name-asian="Linux Biolinum O" style:font-size-asian="10pt" style:font-style-asian="normal" style:font-name-complex="Linux Biolinum O" style:font-size-complex="10pt" style:language-complex="ar" style:country-complex="SA" style:font-style-complex="normal"/>
    </style:style>
    <style:style style:name="T88" style:family="text">
      <style:text-properties fo:color="#8d281e" loext:opacity="100%" fo:language="fr" fo:country="FR" fo:font-style="normal" officeooo:rsid="04790e80" fo:background-color="transparent" loext:char-shading-value="0" style:font-name-asian="Linux Biolinum O" style:font-size-asian="10pt" style:font-style-asian="normal" style:font-name-complex="Linux Biolinum O" style:font-size-complex="10pt" style:language-complex="ar" style:country-complex="SA" style:font-style-complex="normal"/>
    </style:style>
    <style:style style:name="T89" style:family="text">
      <style:text-properties fo:color="#8d281e" loext:opacity="100%" fo:language="fr" fo:country="FR" fo:font-style="normal" officeooo:rsid="047b8907" fo:background-color="transparent" loext:char-shading-value="0" style:font-name-asian="Linux Biolinum O" style:font-size-asian="10pt" style:font-style-asian="normal" style:font-name-complex="Linux Biolinum O" style:font-size-complex="10pt" style:language-complex="ar" style:country-complex="SA" style:font-style-complex="normal"/>
    </style:style>
    <style:style style:name="T90" style:family="text">
      <style:text-properties fo:color="#8d281e" loext:opacity="100%" fo:language="fr" fo:country="FR" fo:font-style="normal" officeooo:rsid="047e9a1b" fo:background-color="transparent" loext:char-shading-value="0" style:font-name-asian="Linux Biolinum O" style:font-size-asian="10pt" style:font-style-asian="normal" style:font-name-complex="Linux Biolinum O" style:font-size-complex="10pt" style:language-complex="ar" style:country-complex="SA" style:font-style-complex="normal"/>
    </style:style>
    <style:style style:name="T91" style:family="text">
      <style:text-properties fo:color="#8d281e" loext:opacity="100%" fo:language="fr" fo:country="FR" officeooo:rsid="0453e814" fo:background-color="transparent" loext:char-shading-value="0" style:font-name-asian="Linux Biolinum O" style:font-name-complex="Linux Biolinum O" style:language-complex="ar" style:country-complex="SA"/>
    </style:style>
    <style:style style:name="T92" style:family="text">
      <style:text-properties fo:color="#8d281e" loext:opacity="100%" fo:language="fr" fo:country="FR" officeooo:rsid="045d6e97" fo:background-color="transparent" loext:char-shading-value="0" style:font-name-asian="Linux Biolinum O" style:font-name-complex="Linux Biolinum O" style:language-complex="ar" style:country-complex="SA"/>
    </style:style>
    <style:style style:name="T93" style:family="text">
      <style:text-properties fo:color="#8d281e" loext:opacity="100%" fo:language="fr" fo:country="FR" officeooo:rsid="04629b4a" fo:background-color="transparent" loext:char-shading-value="0" style:font-name-asian="Linux Biolinum O" style:font-name-complex="Linux Biolinum O" style:language-complex="ar" style:country-complex="SA"/>
    </style:style>
    <style:style style:name="T94" style:family="text">
      <style:text-properties fo:color="#8d281e" loext:opacity="100%" fo:language="fr" fo:country="FR" officeooo:rsid="046834cc" fo:background-color="transparent" loext:char-shading-value="0" style:font-name-asian="Linux Biolinum O" style:font-name-complex="Linux Biolinum O" style:language-complex="ar" style:country-complex="SA"/>
    </style:style>
    <style:style style:name="T95" style:family="text">
      <style:text-properties fo:color="#8d281e" loext:opacity="100%" fo:language="fr" fo:country="FR" officeooo:rsid="046a2ae3" fo:background-color="transparent" loext:char-shading-value="0" style:font-name-asian="Linux Biolinum O" style:font-name-complex="Linux Biolinum O" style:language-complex="ar" style:country-complex="SA"/>
    </style:style>
    <style:style style:name="T96" style:family="text">
      <style:text-properties officeooo:rsid="001bba99" fo:background-color="transparent" loext:char-shading-value="0" style:font-name-asian="Linux Biolinum O" style:font-name-complex="Linux Biolinum O"/>
    </style:style>
    <style:style style:name="T97" style:family="text">
      <style:text-properties officeooo:rsid="044ba6bf" fo:background-color="transparent" loext:char-shading-value="0" style:font-name-asian="Linux Biolinum O" style:font-name-complex="Linux Biolinum O"/>
    </style:style>
    <style:style style:name="T98" style:family="text">
      <style:text-properties officeooo:rsid="045d6e97" fo:background-color="transparent" loext:char-shading-value="0" style:font-name-asian="Linux Biolinum O" style:font-name-complex="Linux Biolinum O"/>
    </style:style>
    <style:style style:name="T99" style:family="text">
      <style:text-properties officeooo:rsid="04629b4a" fo:background-color="transparent" loext:char-shading-value="0" style:font-name-asian="Linux Biolinum O" style:font-name-complex="Linux Biolinum O"/>
    </style:style>
    <style:style style:name="T100" style:family="text">
      <style:text-properties officeooo:rsid="046a2ae3" fo:background-color="transparent" loext:char-shading-value="0" style:font-name-asian="Linux Biolinum O" style:font-name-complex="Linux Biolinum O"/>
    </style:style>
    <style:style style:name="T101" style:family="text">
      <style:text-properties fo:color="#ce181e" loext:opacity="100%" style:font-name="Arial" fo:font-size="10pt" fo:font-weight="bold" officeooo:rsid="03060be7" fo:background-color="transparent" loext:char-shading-value="0" style:font-name-asian="Linux Biolinum O" style:font-size-asian="10pt" style:font-weight-asian="bold" style:font-name-complex="Linux Biolinum O" style:font-size-complex="10pt" style:font-weight-complex="bold"/>
    </style:style>
    <style:style style:name="T102" style:family="text">
      <style:text-properties style:font-name="Arial" fo:font-size="10pt" style:font-size-asian="10pt" style:font-size-complex="10pt"/>
    </style:style>
    <style:style style:name="T103" style:family="text">
      <style:text-properties style:font-name="Arial" fo:font-size="10pt" officeooo:rsid="03028166" style:font-size-asian="10pt" style:font-size-complex="10pt"/>
    </style:style>
    <style:style style:name="T104" style:family="text">
      <style:text-properties style:font-name="Arial" fo:font-size="10pt" officeooo:rsid="036a4835" style:font-size-asian="10pt" style:font-size-complex="10pt"/>
    </style:style>
    <style:style style:name="T105" style:family="text">
      <style:text-properties style:font-name="Arial" fo:font-size="10pt" fo:font-weight="normal" officeooo:rsid="02604969" style:font-size-asian="10pt" style:font-weight-asian="normal" style:font-size-complex="10pt" style:font-weight-complex="normal"/>
    </style:style>
    <style:style style:name="T106" style:family="text">
      <style:text-properties style:font-name="Arial" fo:font-size="10pt" fo:font-weight="normal" officeooo:rsid="03028166" style:font-size-asian="10pt" style:font-weight-asian="normal" style:font-size-complex="10pt" style:font-weight-complex="normal"/>
    </style:style>
    <style:style style:name="T107" style:family="text">
      <style:text-properties style:font-name="Arial" fo:font-size="10pt" fo:font-weight="normal" officeooo:rsid="0261bd80" style:font-size-asian="10pt" style:font-weight-asian="normal" style:font-size-complex="10pt" style:font-weight-complex="normal"/>
    </style:style>
    <style:style style:name="T108" style:family="text">
      <style:text-properties style:font-name="Arial" fo:font-size="10pt" fo:font-weight="normal" officeooo:rsid="001bba99" fo:background-color="transparent" loext:char-shading-value="0" style:font-name-asian="Linux Biolinum O" style:font-size-asian="10pt" style:font-weight-asian="normal" style:font-name-complex="Linux Biolinum O" style:font-size-complex="10pt" style:font-weight-complex="normal"/>
    </style:style>
    <style:style style:name="T109" style:family="text">
      <style:text-properties style:font-name="Arial" fo:font-size="10pt" fo:font-weight="normal" officeooo:rsid="03060be7" fo:background-color="transparent" loext:char-shading-value="0" style:font-name-asian="Linux Biolinum O" style:font-size-asian="10pt" style:font-weight-asian="normal" style:font-name-complex="Linux Biolinum O" style:font-size-complex="10pt" style:font-weight-complex="normal"/>
    </style:style>
    <style:style style:name="T110" style:family="text">
      <style:text-properties style:font-name="Arial" fo:font-size="10pt" fo:font-weight="normal" officeooo:rsid="04437480" fo:background-color="transparent" loext:char-shading-value="0" style:font-name-asian="Linux Biolinum O" style:font-size-asian="10pt" style:font-weight-asian="normal" style:font-name-complex="Linux Biolinum O" style:font-size-complex="10pt" style:font-weight-complex="normal"/>
    </style:style>
    <style:style style:name="T111" style:family="text">
      <style:text-properties style:font-name="Arial" fo:font-size="10pt" fo:font-weight="normal" officeooo:rsid="0305e582" fo:background-color="transparent" loext:char-shading-value="0" style:font-name-asian="Linux Biolinum O" style:font-size-asian="10pt" style:font-weight-asian="normal" style:font-name-complex="Linux Biolinum O" style:font-size-complex="10pt" style:font-weight-complex="normal"/>
    </style:style>
    <style:style style:name="T112" style:family="text">
      <style:text-properties style:font-name="Arial" fo:font-size="10pt" fo:font-weight="normal" officeooo:rsid="0307f234" fo:background-color="transparent" loext:char-shading-value="0" style:font-name-asian="Linux Biolinum O" style:font-size-asian="10pt" style:font-weight-asian="normal" style:font-name-complex="Linux Biolinum O" style:font-size-complex="10pt" style:font-weight-complex="normal"/>
    </style:style>
    <style:style style:name="T113" style:family="text">
      <style:text-properties style:font-name="Arial" fo:font-size="10pt" fo:font-weight="normal" officeooo:rsid="04536171" fo:background-color="transparent" loext:char-shading-value="0" style:font-name-asian="Linux Biolinum O" style:font-size-asian="10pt" style:font-weight-asian="normal" style:font-name-complex="Linux Biolinum O" style:font-size-complex="10pt" style:font-weight-complex="normal"/>
    </style:style>
    <style:style style:name="T114" style:family="text">
      <style:text-properties style:font-name="Arial" fo:font-size="10pt" fo:font-style="normal" officeooo:rsid="001bba99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115" style:family="text">
      <style:text-properties style:font-name="Arial" fo:font-size="10pt" fo:font-style="normal" officeooo:rsid="0447df2c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116" style:family="text">
      <style:text-properties style:font-name="Arial" fo:font-size="10pt" fo:font-style="normal" officeooo:rsid="0449db6f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117" style:family="text">
      <style:text-properties style:font-name="Arial" fo:font-size="10pt" fo:font-style="normal" officeooo:rsid="044a86cb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118" style:family="text">
      <style:text-properties style:font-name="Arial" fo:font-size="10pt" fo:font-style="normal" officeooo:rsid="04556e71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119" style:family="text">
      <style:text-properties style:font-name="Arial" fo:font-size="10pt" fo:font-style="normal" officeooo:rsid="04576a94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120" style:family="text">
      <style:text-properties style:font-name="Arial" fo:font-size="10pt" fo:font-style="normal" officeooo:rsid="0458e989" style:font-size-asian="10pt" style:font-style-asian="normal" style:font-size-complex="10pt" style:font-style-complex="normal"/>
    </style:style>
    <style:style style:name="T121" style:family="text">
      <style:text-properties style:font-name="Arial" fo:font-size="10pt" officeooo:rsid="001bba99" fo:background-color="transparent" loext:char-shading-value="0" style:font-name-asian="Linux Biolinum O" style:font-size-asian="10pt" style:font-name-complex="Linux Biolinum O" style:font-size-complex="10pt"/>
    </style:style>
    <style:style style:name="T122" style:family="text">
      <style:text-properties style:font-name="Arial" fo:font-size="10pt" officeooo:rsid="03060be7" fo:background-color="transparent" loext:char-shading-value="0" style:font-name-asian="Linux Biolinum O" style:font-size-asian="10pt" style:font-name-complex="Linux Biolinum O" style:font-size-complex="10pt"/>
    </style:style>
    <style:style style:name="T123" style:family="text">
      <style:text-properties style:font-name="Arial" fo:font-size="10pt" officeooo:rsid="03661fbb" fo:background-color="transparent" loext:char-shading-value="0" style:font-name-asian="Linux Biolinum O" style:font-size-asian="10pt" style:font-name-complex="Linux Biolinum O" style:font-size-complex="10pt"/>
    </style:style>
    <style:style style:name="T124" style:family="text">
      <style:text-properties fo:font-variant="normal" fo:text-transform="none" style:use-window-font-color="true" loext:opacity="0%" style:font-name="Arial" fo:letter-spacing="normal" fo:font-style="normal" fo:font-weight="normal" officeooo:rsid="0471c241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125" style:family="text">
      <style:text-properties fo:font-variant="normal" fo:text-transform="none" style:use-window-font-color="true" loext:opacity="0%" style:font-name="Arial" fo:letter-spacing="normal" fo:font-style="normal" fo:font-weight="normal" officeooo:rsid="04790e80" fo:background-color="transparent" loext:char-shading-value="0" style:font-name-asian="Linux Biolinum O" style:font-size-asian="8.75pt" style:font-style-asian="normal" style:font-weight-asian="normal" style:font-name-complex="Linux Biolinum O" style:font-size-complex="10pt" style:font-style-complex="normal" style:font-weight-complex="normal" loext:padding="0.049cm" loext:border="0.06pt solid #eceeef"/>
    </style:style>
    <style:style style:name="T126" style:family="text">
      <style:text-properties fo:font-variant="normal" fo:text-transform="none" style:use-window-font-color="true" loext:opacity="0%" style:font-name="Arial" fo:letter-spacing="normal" fo:font-style="normal" fo:font-weight="normal" fo:background-color="transparent" loext:char-shading-value="0" style:font-name-asian="Linux Biolinum O" style:font-size-asian="8.75pt" style:font-style-asian="normal" style:font-weight-asian="normal" style:font-name-complex="Linux Biolinum O" style:font-size-complex="10pt" style:font-style-complex="normal" style:font-weight-complex="normal" loext:padding="0.049cm" loext:border="0.06pt solid #eceeef"/>
    </style:style>
    <style:style style:name="T127" style:family="text">
      <style:text-properties fo:font-variant="normal" fo:text-transform="none" style:use-window-font-color="true" loext:opacity="0%" style:font-name="Courier New2" fo:letter-spacing="normal" fo:font-style="normal" fo:font-weight="normal" officeooo:rsid="0471c241" fo:background-color="transparent" loext:char-shading-value="0" style:font-name-asian="Linux Biolinum O" style:font-size-asian="10pt" style:font-style-asian="normal" style:font-weight-asian="normal" style:font-name-complex="Linux Biolinum O" style:font-size-complex="10pt" style:font-style-complex="normal" style:font-weight-complex="normal"/>
    </style:style>
    <style:style style:name="T128" style:family="text">
      <style:text-properties fo:font-variant="normal" fo:text-transform="none" style:use-window-font-color="true" loext:opacity="0%" style:font-name="Courier New2" fo:font-size="9pt" fo:letter-spacing="normal" fo:font-style="normal" fo:font-weight="normal" officeooo:rsid="04790e80" fo:background-color="transparent" loext:char-shading-value="0" style:font-name-asian="Linux Biolinum O" style:font-size-asian="9pt" style:font-style-asian="normal" style:font-weight-asian="normal" style:font-name-complex="Linux Biolinum O" style:font-size-complex="9pt" style:font-style-complex="normal" style:font-weight-complex="normal" loext:padding="0.049cm" loext:border="0.06pt solid #eceeef"/>
    </style:style>
    <style:style style:name="T129" style:family="text">
      <style:text-properties fo:font-variant="normal" fo:text-transform="none" style:font-name="Arial" fo:font-size="10pt" fo:letter-spacing="normal" style:font-size-asian="10pt" style:font-size-complex="10pt"/>
    </style:style>
    <style:style style:name="T130" style:family="text">
      <style:text-properties fo:font-variant="normal" fo:text-transform="none" style:font-name="Arial" fo:font-size="10pt" fo:letter-spacing="normal" officeooo:rsid="045bc51b" style:font-size-asian="10pt" style:font-size-complex="10pt"/>
    </style:style>
    <style:style style:name="T131" style:family="text">
      <style:text-properties fo:font-variant="normal" fo:text-transform="none" style:font-name="Arial" fo:font-size="10pt" fo:letter-spacing="normal" fo:font-style="normal" fo:font-weight="normal" style:font-size-asian="10pt" style:font-size-complex="10pt"/>
    </style:style>
    <style:style style:name="T132" style:family="text">
      <style:text-properties fo:font-variant="normal" fo:text-transform="none" style:font-name="Arial" fo:font-size="10pt" fo:letter-spacing="normal" fo:font-style="normal" fo:font-weight="normal" officeooo:rsid="045bc51b" style:font-size-asian="10pt" style:font-size-complex="10pt"/>
    </style:style>
    <style:style style:name="T133" style:family="text">
      <style:text-properties fo:font-variant="normal" fo:text-transform="none" fo:letter-spacing="normal" fo:font-style="italic" loext:padding="0.049cm" loext:border="0.06pt solid #eceeef"/>
    </style:style>
    <style:style style:name="T134" style:family="text">
      <style:text-properties fo:font-variant="normal" fo:text-transform="none" fo:letter-spacing="normal" fo:font-style="normal" loext:padding="0.049cm" loext:border="0.06pt solid #eceeef"/>
    </style:style>
    <style:style style:name="T135" style:family="text">
      <style:text-properties fo:font-variant="normal" fo:text-transform="none" fo:letter-spacing="normal" fo:font-style="normal" officeooo:rsid="046a2ae3" loext:padding="0.049cm" loext:border="0.06pt solid #eceeef"/>
    </style:style>
    <style:style style:name="T136" style:family="text">
      <style:text-properties fo:font-variant="normal" fo:text-transform="none" fo:letter-spacing="normal" fo:font-style="normal" officeooo:rsid="0471aaae" loext:padding="0.049cm" loext:border="0.06pt solid #eceeef"/>
    </style:style>
    <style:style style:name="T137" style:family="text">
      <style:text-properties fo:font-variant="normal" fo:text-transform="none" fo:letter-spacing="normal" loext:padding="0.049cm" loext:border="0.06pt solid #eceeef"/>
    </style:style>
    <style:style style:name="T138" style:family="text">
      <style:text-properties fo:font-variant="normal" fo:text-transform="none" fo:letter-spacing="normal" officeooo:rsid="0471aaae" loext:padding="0.049cm" loext:border="0.06pt solid #eceeef"/>
    </style:style>
    <style:style style:name="T139" style:family="text">
      <style:text-properties officeooo:rsid="043f3763"/>
    </style:style>
    <style:style style:name="T140" style:family="text">
      <style:text-properties officeooo:rsid="044305ff"/>
    </style:style>
    <style:style style:name="T141" style:family="text">
      <style:text-properties fo:color="#c9211e" loext:opacity="100%" style:text-underline-style="solid" style:text-underline-width="auto" style:text-underline-color="font-color" fo:font-weight="bold" style:font-weight-asian="bold" style:font-weight-complex="bold"/>
    </style:style>
    <style:style style:name="T142" style:family="text">
      <style:text-properties fo:color="#c9211e" loext:opacity="100%" style:text-underline-style="solid" style:text-underline-width="auto" style:text-underline-color="font-color" fo:font-weight="bold" officeooo:rsid="04436e6e" style:font-weight-asian="bold" style:font-weight-complex="bold"/>
    </style:style>
    <style:style style:name="T143" style:family="text">
      <style:text-properties fo:color="#c9211e" loext:opacity="100%" officeooo:rsid="04436e6e"/>
    </style:style>
    <style:style style:name="T144" style:family="text">
      <style:text-properties fo:color="#c9211e" loext:opacity="100%" officeooo:rsid="044a86cb"/>
    </style:style>
    <style:style style:name="T145" style:family="text">
      <style:text-properties style:font-name="Arial" fo:font-size="10pt" fo:font-style="normal" officeooo:rsid="0458e989" style:font-size-asian="10pt" style:font-style-asian="normal" style:font-size-complex="10pt" style:font-style-complex="normal"/>
    </style:style>
    <style:style style:name="T146" style:family="text">
      <style:text-properties style:font-name="Arial" fo:font-size="10pt" fo:font-style="normal" officeooo:rsid="045bc51b" style:font-size-asian="10pt" style:font-style-asian="normal" style:font-size-complex="10pt" style:font-style-complex="normal"/>
    </style:style>
    <style:style style:name="T147" style:family="text">
      <style:text-properties officeooo:rsid="0460bb8d"/>
    </style:style>
    <style:style style:name="T148" style:family="text">
      <style:text-properties officeooo:rsid="0462f32e"/>
    </style:style>
    <style:style style:name="T149" style:family="text">
      <style:text-properties officeooo:rsid="0463febe"/>
    </style:style>
    <style:style style:name="T150" style:family="text">
      <style:text-properties style:font-name="Courier New2"/>
    </style:style>
    <style:style style:name="T151" style:family="text">
      <style:text-properties style:font-name="Courier New2" officeooo:rsid="0463febe"/>
    </style:style>
    <style:style style:name="T152" style:family="text">
      <style:text-properties style:font-name="Courier New2" officeooo:rsid="04655f7b"/>
    </style:style>
    <style:style style:name="T153" style:family="text">
      <style:text-properties style:font-name="Courier New2" officeooo:rsid="04690e2c"/>
    </style:style>
    <style:style style:name="T154" style:family="text">
      <style:text-properties style:font-name="Courier New2" officeooo:rsid="046a2ae3" fo:background-color="transparent" loext:char-shading-value="0" style:font-name-asian="Linux Biolinum O" style:font-name-complex="Linux Biolinum O"/>
    </style:style>
    <style:style style:name="T155" style:family="text">
      <style:text-properties style:font-name="Courier New2" fo:font-size="9pt" style:font-size-asian="9pt" style:font-size-complex="9pt"/>
    </style:style>
    <style:style style:name="T156" style:family="text">
      <style:text-properties style:font-name="Courier New2" fo:font-size="9pt" officeooo:rsid="047f7ad1" style:font-size-asian="9pt" style:font-size-complex="9pt"/>
    </style:style>
    <style:style style:name="T157" style:family="text">
      <style:text-properties style:font-name="Courier New2" fo:font-size="9pt" officeooo:rsid="0480655a" style:font-size-asian="9pt" style:font-size-complex="9pt"/>
    </style:style>
    <style:style style:name="T158" style:family="text">
      <style:text-properties style:font-name="Courier New2" fo:font-size="9pt" fo:font-weight="bold" officeooo:rsid="047b8907" style:font-size-asian="9pt" style:font-weight-asian="bold" style:font-size-complex="9pt" style:font-weight-complex="bold"/>
    </style:style>
    <style:style style:name="T159" style:family="text">
      <style:text-properties officeooo:rsid="0447df2c" style:font-style-asian="normal" style:font-weight-asian="normal" style:font-style-complex="normal" style:font-weight-complex="normal"/>
    </style:style>
    <style:style style:name="T160" style:family="text">
      <style:text-properties officeooo:rsid="04641d88"/>
    </style:style>
    <style:style style:name="T161" style:family="text">
      <style:text-properties officeooo:rsid="04655f7b"/>
    </style:style>
    <style:style style:name="T162" style:family="text">
      <style:text-properties style:text-underline-style="none" officeooo:rsid="0466f6a4"/>
    </style:style>
    <style:style style:name="T163" style:family="text">
      <style:text-properties officeooo:rsid="04690e2c"/>
    </style:style>
    <style:style style:name="T164" style:family="text">
      <style:text-properties officeooo:rsid="0476d5eb"/>
    </style:style>
    <style:style style:name="T165" style:family="text">
      <style:text-properties officeooo:rsid="047741d3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span text:style-name="T61">S</text:span><text:span text:style-name="T62">LAM – </text:span><text:span text:style-name="T63">T</text:span><text:span text:style-name="T64">D</text:span><text:span text:style-name="T28"> </text:span><text:span text:style-name="T29">Projet </text:span><text:span text:style-name="T30">Secufony</text:span></text:p>
      <text:p text:style-name="P6"/>
      <text:p text:style-name="P7"><text:span text:style-name="T60">Objectif :</text:span><text:span text:style-name="T69"> Montrer l</text:span><text:span text:style-name="T139">a construction </text:span><text:span text:style-name="T69">d’une application PHP/Symfony 5 nommé </text:span><text:span text:style-name="T58">Secufony</text:span><text:span text:style-name="T69"> </text:span><text:span text:style-name="T140">basée sur la connexion d’utilisateurs</text:span><text:span text:style-name="T69">.</text:span></text:p>
      <text:p text:style-name="P11"/>
      <text:p text:style-name="P12"><text:span text:style-name="T59">Pré-requis :</text:span> <text:span text:style-name="T68">disposer des logiciels </text:span><text:span text:style-name="T57">Symfony</text:span><text:span text:style-name="T68"> (CLI), </text:span><text:span text:style-name="T57">Composer</text:span><text:span text:style-name="T68"> et l’IDE </text:span><text:span text:style-name="T57">PHPStorm</text:span><text:span text:style-name="T55">.</text:span></text:p>
      <text:p text:style-name="P10"/>
      <text:p text:style-name="P43"/>
      <text:p text:style-name="P8"><text:span text:style-name="T70">T</text:span><text:span text:style-name="T72">0</text:span><text:span text:style-name="T71">1</text:span><text:span text:style-name="T70"> </text:span><text:span text:style-name="T96">|<text:tab/></text:span><text:span text:style-name="T50">Ouvr</text:span><text:span text:style-name="T51">ez</text:span><text:span text:style-name="T50"> une console avec </text:span><text:span text:style-name="T52">CMD</text:span><text:span text:style-name="T50"> sur Windows ou d’un terminal sous Linux et à l’endroit désiré </text:span><text:span text:style-name="T51">et <text:tab/></text:span><text:span text:style-name="T54">créez (si cela n’a pas déjà été fait) un dossier pour vos projets </text:span><text:span text:style-name="T51">Symfony</text:span><text:span text:style-name="T53"> :</text:span></text:p>
      <text:p text:style-name="P4"/>
      <text:p text:style-name="P3"><text:span text:style-name="Strong_20_Emphasis"><text:span text:style-name="T65">&gt;</text:span></text:span><text:span text:style-name="Source_20_Text"><text:span text:style-name="T14"> </text:span></text:span><text:span text:style-name="Source_20_Text"><text:span text:style-name="T15">mkdir symfony</text:span></text:span></text:p>
      <text:p text:style-name="P5"/>
      <text:p text:style-name="P21"><text:span text:style-name="T82">T</text:span><text:span text:style-name="T81">0</text:span><text:span text:style-name="T84">2</text:span><text:span text:style-name="T82"> </text:span><text:span text:style-name="T121">|<text:tab/></text:span><text:span text:style-name="T123">Allez dans le répertoire et c</text:span><text:span text:style-name="T105">ré</text:span><text:span text:style-name="T106">ez</text:span><text:span text:style-name="T105"> </text:span><text:span text:style-name="T106">le</text:span><text:span text:style-name="T105"> projet </text:span><text:span text:style-name="T107">avec </text:span><text:span text:style-name="T102">l</text:span><text:span text:style-name="T103">a</text:span><text:span text:style-name="T102"> « </text:span><text:span text:style-name="T103">recette »</text:span><text:span text:style-name="T102"> pour une application<text:tab/>Web </text:span><text:span text:style-name="T104">complète :</text:span></text:p>
      <text:p text:style-name="P5"/>
      <text:p text:style-name="P26"><text:span text:style-name="Strong_20_Emphasis"><text:span text:style-name="T65">&gt;</text:span></text:span><text:span text:style-name="Source_20_Text"><text:span text:style-name="T16"> </text:span></text:span><text:span text:style-name="T11">cd </text:span><text:span text:style-name="T12">symfony</text:span></text:p>
      <text:p text:style-name="P26"><text:span text:style-name="Strong_20_Emphasis"><text:span text:style-name="T65">&gt;</text:span></text:span><text:span text:style-name="Source_20_Text"><text:span text:style-name="T16"> </text:span></text:span><text:span text:style-name="Source_20_Text"><text:span text:style-name="T17">symfony new --</text:span></text:span><text:span text:style-name="Source_20_Text"><text:span text:style-name="T18">no-git </text:span></text:span><text:span text:style-name="Source_20_Text"><text:span text:style-name="T17">--full </text:span></text:span><text:span text:style-name="Source_20_Text"><text:span text:style-name="T27">secufony</text:span></text:span><text:span text:style-name="T11"><text:line-break/></text:span><text:span text:style-name="Strong_20_Emphasis"><text:span text:style-name="T65">&gt;</text:span></text:span><text:span text:style-name="Source_20_Text"><text:span text:style-name="T16"> </text:span></text:span><text:span text:style-name="T11">cd </text:span><text:span text:style-name="T13">secufony</text:span></text:p>
      <text:p text:style-name="P5"/>
      <text:p text:style-name="P20"><text:span text:style-name="T82">T</text:span><text:span text:style-name="T81">0</text:span><text:span text:style-name="T83">3</text:span><text:span text:style-name="T82"> </text:span><text:span text:style-name="T121">|<text:tab/>Ouvr</text:span><text:span text:style-name="T122">ez </text:span><text:span text:style-name="T108">PHPStorm sur </text:span><text:span text:style-name="T109">un </text:span><text:span text:style-name="T31">le</text:span><text:span text:style-name="T109"> projet par la ligne </text:span><text:span text:style-name="T5">New Project from </text:span><text:span text:style-name="T6">E</text:span><text:span text:style-name="T5">xisting </text:span><text:span text:style-name="T6">F</text:span><text:span text:style-name="T5">iles</text:span><text:span text:style-name="T111"> </text:span><text:span text:style-name="T101">à partir du <text:tab/>répertoire</text:span><text:span text:style-name="T108"> </text:span><text:span text:style-name="T7">secufony</text:span><text:span text:style-name="T108">, </text:span><text:span text:style-name="T112">avec le d</text:span><text:span text:style-name="T111">ernier choix de scénario </text:span><text:span text:style-name="T112">(</text:span><text:span text:style-name="T111">pas de serveur Web configuré</text:span><text:span text:style-name="T112">) ; </text:span><text:span text:style-name="T110">profitez-en <text:tab/>pour vérifier l’installation d</text:span><text:span text:style-name="T113">es</text:span><text:span text:style-name="T110"> plugin</text:span><text:span text:style-name="T113">s</text:span><text:span text:style-name="T110"> Symfony, </text:span><text:span text:style-name="T113">PHPToolbox</text:span></text:p>
      <text:p text:style-name="P9"/>
      <text:p text:style-name="P20"><text:span text:style-name="T75">T</text:span><text:span text:style-name="T78">0</text:span><text:span text:style-name="T76">4</text:span><text:span text:style-name="T75"> </text:span><text:span text:style-name="T114">|<text:tab/></text:span><text:span text:style-name="T115">Changez la ligne dans le fichier </text:span><text:span text:style-name="T8">.env</text:span><text:span text:style-name="T115"> de la racine au niveau de la variable </text:span><text:span text:style-name="T116">DATABASE_URL :</text:span></text:p>
      <text:p text:style-name="P15"/>
      <text:p text:style-name="P25"><text:span text:style-name="T49">DATABASE_URL="mysql://sio:sio@127.0.0.1:3306/secufony?serverVersion=</text:span><text:span text:style-name="T56">mariadb-10.3.31</text:span><text:span text:style-name="T49">"</text:span></text:p>
      <text:p text:style-name="P15"/>
      <text:p text:style-name="P19"><text:span text:style-name="T141">N</text:span><text:span text:style-name="T142">ote :</text:span><text:span text:style-name="T143"> </text:span><text:span text:style-name="T144">une seule ligne doit être dé-commentée et renseignée bien sûr avec les bons identifiants...</text:span></text:p>
      <text:p text:style-name="P15"/>
      <text:p text:style-name="P22"><text:span text:style-name="T75">T</text:span><text:span text:style-name="T78">0</text:span><text:span text:style-name="T77">5</text:span><text:span text:style-name="T75"> </text:span><text:span text:style-name="T114">|<text:tab/></text:span><text:span text:style-name="T115">C</text:span><text:span text:style-name="T117">réez la base de donnée </text:span><text:span text:style-name="T9">secufony</text:span><text:span text:style-name="T117"> par PHPMyAdmin (préférable à la création automatique par <text:tab/>Symfony).</text:span></text:p>
      <text:p text:style-name="P15"/>
      <text:p text:style-name="P23"><text:span text:style-name="T75">T</text:span><text:span text:style-name="T78">0</text:span><text:span text:style-name="T79">6</text:span><text:span text:style-name="T75"> </text:span><text:span text:style-name="T114">|<text:tab/></text:span><text:span text:style-name="T118">Installez le bundle pour la sécurité des connexions utilisateurs</text:span><text:span text:style-name="T116"> :</text:span></text:p>
      <text:p text:style-name="P16"/>
      <text:p text:style-name="P13"><text:span text:style-name="Strong_20_Emphasis"><text:span text:style-name="T67">secufony</text:span></text:span><text:span text:style-name="Strong_20_Emphasis"><text:span text:style-name="T66">&gt;</text:span></text:span><text:span text:style-name="Source_20_Text"><text:span text:style-name="T19"> </text:span></text:span><text:span text:style-name="Source_20_Text"><text:span text:style-name="T22">composer require symfony/security-bundle</text:span></text:span></text:p>
      <text:p text:style-name="P15"/>
      <text:p text:style-name="P24"><text:span text:style-name="T75">T</text:span><text:span text:style-name="T78">0</text:span><text:span text:style-name="T80">7</text:span><text:span text:style-name="T75"> </text:span><text:span text:style-name="T114">|<text:tab/></text:span><text:span text:style-name="T119">Créez </text:span><text:span text:style-name="T118">l’</text:span><text:span text:style-name="T119">entité utilisateur</text:span><text:span text:style-name="T116"> :</text:span></text:p>
      <text:p text:style-name="P17"/>
      <text:p text:style-name="P14"><text:span text:style-name="Strong_20_Emphasis"><text:span text:style-name="T67">secufony</text:span></text:span><text:span text:style-name="Strong_20_Emphasis"><text:span text:style-name="T66">&gt;</text:span></text:span><text:span text:style-name="Source_20_Text"><text:span text:style-name="T19"> </text:span></text:span><text:span text:style-name="Source_20_Text"><text:span text:style-name="T23">php bin/console make:user</text:span></text:span></text:p>
      <text:p text:style-name="P17"/>
      <text:p text:style-name="P18">→ On met <text:span text:style-name="T1">Utilisateur</text:span> au lieu de <text:span text:style-name="T1">user</text:span> (par défaut), version française… Et on choisit la propriété <text:span text:style-name="T1">username</text:span> plutôt qu’<text:span text:style-name="T1">email</text:span> comme identifiant unique ; le reste par défaut.</text:p>
      <text:p text:style-name="P15"/>
      <text:p text:style-name="P61"><text:span text:style-name="T120">Cette entité se retrouve liée au bundle de sécurité (voir </text:span><text:span text:style-name="T10">config/packages/security.yaml</text:span><text:span text:style-name="T120"> </text:span><text:span text:style-name="T146">qui contient <text:s/></text:span><text:span text:style-name="T129"> </text:span><text:span text:style-name="T130">contient tous les </text:span><text:span text:style-name="T131">paramètres pour </text:span><text:span text:style-name="T132">la</text:span><text:span text:style-name="T131"> gestion sécurisée des utilisateurs</text:span><text:span text:style-name="T132">)</text:span><text:span text:style-name="T120">.</text:span></text:p>
      <text:p text:style-name="P62"/>
      <text:p text:style-name="P69"><text:span text:style-name="T70">T</text:span><text:span text:style-name="T91">0</text:span><text:span text:style-name="T92">8</text:span><text:span text:style-name="T70"> </text:span><text:span text:style-name="T96">|<text:tab/></text:span><text:span text:style-name="T98">On fait ensuite la migration :</text:span></text:p>
      <text:p text:style-name="P45"/>
      <text:p text:style-name="P29"><text:span text:style-name="Strong_20_Emphasis"><text:span text:style-name="T67">secufony</text:span></text:span><text:span text:style-name="Strong_20_Emphasis"><text:span text:style-name="T66">&gt;</text:span></text:span><text:span text:style-name="Source_20_Text"><text:span text:style-name="T19"> </text:span></text:span><text:span text:style-name="Source_20_Text"><text:span text:style-name="T23">php bin/console make:</text:span></text:span><text:span text:style-name="Source_20_Text"><text:span text:style-name="T24">migration</text:span></text:span></text:p>
      <text:p text:style-name="P29"><text:span text:style-name="Strong_20_Emphasis"><text:span text:style-name="T67">secufony</text:span></text:span><text:span text:style-name="Strong_20_Emphasis"><text:span text:style-name="T66">&gt;</text:span></text:span><text:span text:style-name="Source_20_Text"><text:span text:style-name="T19"> </text:span></text:span><text:span text:style-name="Source_20_Text"><text:span text:style-name="T23">php bin/console </text:span></text:span><text:span text:style-name="Source_20_Text"><text:span text:style-name="T24">doctrine:migrations:migrate</text:span></text:span></text:p>
      <text:p text:style-name="P65"/>
      <text:p text:style-name="P65">→ <text:span text:style-name="T148">V</text:span><text:span text:style-name="T147">érifiez la bonne création de la table avec PHPMyAdmin.</text:span></text:p>
      <text:p text:style-name="P65"/>
      <text:p text:style-name="P70"><text:span text:style-name="T70">T</text:span><text:span text:style-name="T91">0</text:span><text:span text:style-name="T93">9</text:span><text:span text:style-name="T70"> </text:span><text:span text:style-name="T96">|<text:tab/></text:span><text:span text:style-name="T99">Créez à l’aide de la « recette » les formulaires spécifiques à l’authentification :</text:span></text:p>
      <text:p text:style-name="P46"/>
      <text:p text:style-name="P30"><text:span text:style-name="Strong_20_Emphasis"><text:span text:style-name="T67">secufony</text:span></text:span><text:span text:style-name="Strong_20_Emphasis"><text:span text:style-name="T66">&gt;</text:span></text:span><text:span text:style-name="Source_20_Text"><text:span text:style-name="T19"> </text:span></text:span><text:span text:style-name="Source_20_Text"><text:span text:style-name="T23">php bin/console make:</text:span></text:span><text:span text:style-name="Source_20_Text"><text:span text:style-name="T24">a</text:span></text:span><text:span text:style-name="Source_20_Text"><text:span text:style-name="T25">uth</text:span></text:span></text:p>
      <text:p text:style-name="P66"/>
      <text:p text:style-name="P66">→ <text:span text:style-name="T149">Tapez 1 pour le choix d’authentification, mettez </text:span><text:span text:style-name="T151">LogInFormAuthenticator</text:span><text:span text:style-name="T149"> pour le nom de classe et validez le reste.</text:span></text:p>
      <text:p text:style-name="P66"/>
      <text:p text:style-name="P28"><text:span text:style-name="T159">Cette commande </text:span>modifie <text:span text:style-name="T160">le fichier </text:span><text:span text:style-name="T1">security.yaml</text:span>, ajoute un contrôleur<text:span text:style-name="T160">, </text:span>ajoute une classe hérit<text:span text:style-name="T160">ant </text:span>de <text:span text:style-name="T1">AbstractFormLoginAuthenticator</text:span> <text:span text:style-name="T160">et enfin </text:span>ajoute un template.</text:p>
      <text:p text:style-name="P44"><text:soft-page-break/></text:p>
      <text:p text:style-name="P47"><text:span text:style-name="T70">T</text:span><text:span text:style-name="T71">1</text:span><text:span text:style-name="T73">0</text:span><text:span text:style-name="T70"> </text:span><text:span text:style-name="T96">|<text:tab/></text:span><text:span text:style-name="T97">Lancez ensuite le serveur Symfony :</text:span></text:p>
      <text:p text:style-name="P52"/>
      <text:p text:style-name="P31"><text:span text:style-name="Strong_20_Emphasis"><text:span text:style-name="T67">secufony</text:span></text:span><text:span text:style-name="Strong_20_Emphasis"><text:span text:style-name="T66">&gt;</text:span></text:span><text:span text:style-name="Source_20_Text"><text:span text:style-name="T19"> </text:span></text:span><text:span text:style-name="Source_20_Text"><text:span text:style-name="T20">symfony server:start --</text:span></text:span><text:span text:style-name="Source_20_Text"><text:span text:style-name="T21">no-tls</text:span></text:span></text:p>
      <text:p text:style-name="P63"/>
      <text:p text:style-name="P73">→ <text:span text:style-name="T161">Vérifiez le bon lancement par l’URL </text:span><text:span text:style-name="T152">localhost:8000/login</text:span><text:span text:style-name="T161">.</text:span></text:p>
      <text:p text:style-name="P75"><text:span text:style-name="T162">Pour l’instant, la gestion des utilisateurs n’est pas faite. Il faut utiliser une « recette » de type </text:span>CRUD.</text:p>
      <text:p text:style-name="P71"><text:span text:style-name="T70">T</text:span><text:span text:style-name="T94">11</text:span><text:span text:style-name="T70"> </text:span><text:span text:style-name="T96">|<text:tab/></text:span><text:span text:style-name="T99">Créez à l’aide de la « recette » les formulaires spécifiques à l’authentification :</text:span></text:p>
      <text:p text:style-name="P48"/>
      <text:p text:style-name="P32"><text:span text:style-name="Strong_20_Emphasis"><text:span text:style-name="T67">secufony</text:span></text:span><text:span text:style-name="Strong_20_Emphasis"><text:span text:style-name="T66">&gt;</text:span></text:span><text:span text:style-name="Source_20_Text"><text:span text:style-name="T19"> </text:span></text:span><text:span text:style-name="Source_20_Text"><text:span text:style-name="T23">php bin/console make:</text:span></text:span><text:span text:style-name="Source_20_Text"><text:span text:style-name="T26">crud</text:span></text:span></text:p>
      <text:p text:style-name="P67"/>
      <text:p text:style-name="P68">→ <text:span text:style-name="T149">Tapez </text:span><text:span text:style-name="T153">Utilisateur</text:span><text:span text:style-name="T163"> comme choix de nom de classe sur laquelle positionner les opérations CRUD </text:span><text:span text:style-name="T149">et validez le reste.</text:span></text:p>
      <text:p text:style-name="P53"/>
      <text:p text:style-name="P54">On a donc un nouveau contrôleur nommé <text:span text:style-name="T1">UtilisateurController.php</text:span>.</text:p>
      <text:p text:style-name="P54"/>
      <text:p text:style-name="P72"><text:span text:style-name="T70">T</text:span><text:span text:style-name="T94">1</text:span><text:span text:style-name="T95">2</text:span><text:span text:style-name="T70"> </text:span><text:span text:style-name="T96">|<text:tab/></text:span><text:span text:style-name="T100">Modifiez la méthode </text:span><text:span text:style-name="T154">new</text:span><text:span text:style-name="T100"> dans ce contrôleur :</text:span></text:p>
      <text:p text:style-name="P49"><text:span text:style-name="T99"/></text:p>
      <text:p text:style-name="P33"><text:span text:style-name="T133">/**</text:span></text:p>
      <text:p text:style-name="P33"><text:span text:style-name="T137"><text:s/></text:span><text:span text:style-name="T133">* @Route("/new", name="utilisateur_new", methods={"GET","POST"})</text:span></text:p>
      <text:p text:style-name="P33"><text:span text:style-name="T137"><text:s/></text:span><text:span text:style-name="T133">*/</text:span></text:p>
      <text:p text:style-name="P33"><text:span text:style-name="T134">public function new(Request $request, UserPassword</text:span><text:span text:style-name="T135">Hasher</text:span><text:span text:style-name="T134">Interface $password</text:span><text:span text:style-name="T135">Hasher</text:span><text:span text:style-name="T134">): Response</text:span></text:p>
      <text:p text:style-name="P33"><text:span text:style-name="T134">{</text:span></text:p>
      <text:p text:style-name="P33"><text:span text:style-name="T137"><text:s text:c="2"/></text:span><text:span text:style-name="T134">$utilisateur = new Utilisateur();</text:span></text:p>
      <text:p text:style-name="P33"><text:span text:style-name="T137"><text:s text:c="2"/></text:span><text:span text:style-name="T134">$form = $this-&gt;createForm(UtilisateurType::class, $utilisateur);</text:span></text:p>
      <text:p text:style-name="P33"><text:span text:style-name="T137"><text:s text:c="2"/></text:span><text:span text:style-name="T134">$form→handleRequest($request);</text:span></text:p>
      <text:p text:style-name="P33"><text:span text:style-name="T134"/></text:p>
      <text:p text:style-name="P33"><text:span text:style-name="T137"><text:s text:c="2"/></text:span><text:span text:style-name="T134">if ($form-&gt;isSubmitted() &amp;&amp; $form-&gt;isValid()) {</text:span></text:p>
      <text:p text:style-name="P33"><text:span text:style-name="T137"><text:s text:c="5"/></text:span><text:span text:style-name="T134">$entityManager = $this→getDoctrine()-&gt;getManager();</text:span></text:p>
      <text:p text:style-name="P33"><text:span text:style-name="T137"><text:s text:c="5"/></text:span></text:p>
      <text:p text:style-name="P33"><text:span text:style-name="T137"><text:s text:c="5"/></text:span><text:span text:style-name="T134">$utilisateur→setPassword(</text:span></text:p>
      <text:p text:style-name="P33"><text:span text:style-name="T137"><text:s text:c="8"/></text:span><text:span text:style-name="T134">$password</text:span><text:span text:style-name="T135">Hasher</text:span><text:span text:style-name="T134">-&gt;</text:span><text:span text:style-name="T135">hash</text:span><text:span text:style-name="T134">Password($utilisateur, $utilisateur-&gt;getPassword()));</text:span></text:p>
      <text:p text:style-name="P33"><text:span text:style-name="T137"><text:s text:c="8"/></text:span><text:span text:style-name="T134">$entityManager-&gt;persist($utilisateur);</text:span></text:p>
      <text:p text:style-name="P33"><text:span text:style-name="T137"><text:s text:c="8"/></text:span><text:span text:style-name="T134">$entityManager-&gt;flush();</text:span></text:p>
      <text:p text:style-name="P33"><text:span text:style-name="T134"/></text:p>
      <text:p text:style-name="P33"><text:span text:style-name="T137"><text:s text:c="8"/></text:span><text:span text:style-name="T134">return $this-&gt;redirectToRoute('utilisateur_index');</text:span></text:p>
      <text:p text:style-name="P33"><text:span text:style-name="T137"><text:s text:c="2"/></text:span><text:span text:style-name="T134">}</text:span></text:p>
      <text:p text:style-name="P33"><text:span text:style-name="T134"/></text:p>
      <text:p text:style-name="P33"><text:span text:style-name="T137"><text:s text:c="2"/></text:span><text:span text:style-name="T134">return $this-&gt;render('utilisateur/new.html.twig', [</text:span></text:p>
      <text:p text:style-name="P33"><text:span text:style-name="T137"><text:s text:c="5"/></text:span><text:span text:style-name="T134">'utilisateur' =&gt; $utilisateur,</text:span></text:p>
      <text:p text:style-name="P33"><text:span text:style-name="T137"><text:s text:c="5"/></text:span><text:span text:style-name="T134">'form' =&gt; $form-&gt;createView(),</text:span></text:p>
      <text:p text:style-name="P33"><text:span text:style-name="T137"><text:s text:c="2"/></text:span><text:span text:style-name="T134">]);</text:span></text:p>
      <text:p text:style-name="P33"><text:span text:style-name="T134">}</text:span></text:p>
      <text:p text:style-name="P36"><text:span text:style-name="T134"/></text:p>
      <text:p text:style-name="P55"><text:span text:style-name="T74">T</text:span><text:span text:style-name="T85">1</text:span><text:span text:style-name="T86">3</text:span><text:span text:style-name="T74"> </text:span><text:span text:style-name="T32">|<text:tab/></text:span><text:span text:style-name="T43">Dans le formulaire </text:span><text:span text:style-name="T37">UtilisateurType</text:span><text:span text:style-name="T38">.</text:span><text:span text:style-name="T37">php</text:span><text:span text:style-name="T45">, </text:span><text:span text:style-name="T46">ajoutez</text:span><text:span text:style-name="T42"> </text:span><text:span text:style-name="T127">use Symfony\Component\Form\<text:tab/>Extension\Core\Type\PasswordType;</text:span><text:span text:style-name="T124"> pour avoir le type Symfony du mot de passe caché et <text:tab/></text:span><text:span text:style-name="T44">changez les lignes par</text:span><text:span text:style-name="T45"> :</text:span></text:p>
      <text:p text:style-name="P50"><text:span text:style-name="T99"/></text:p>
      <text:p text:style-name="P35"><text:span text:style-name="T137"><text:s text:c="3"/>// -&gt;</text:span><text:span text:style-name="T138">add(‘Roles)</text:span></text:p>
      <text:p text:style-name="P34"><text:span text:style-name="T134"><text:s text:c="3"/>-&gt;add('password'</text:span><text:span text:style-name="T136">,PasswordType::class)</text:span></text:p>
      <text:p text:style-name="P36"><text:span text:style-name="T134"/></text:p>
      <text:p text:style-name="P37"><text:span text:style-name="T134">On s’occupe maintenant du visuel.</text:span></text:p>
      <text:p text:style-name="P37"><text:span text:style-name="T134"/></text:p>
      <text:p text:style-name="P37"><text:span text:style-name="T134"/></text:p>
      <text:p text:style-name="P56"><text:soft-page-break/><text:span text:style-name="T74">T</text:span><text:span text:style-name="T85">1</text:span><text:span text:style-name="T87">4</text:span><text:span text:style-name="T74"> </text:span><text:span text:style-name="T32">|<text:tab/></text:span><text:span text:style-name="T33">Modifiez le template pour un nouvel utilisateur dans </text:span><text:span text:style-name="T39">new.html.twig</text:span><text:span text:style-name="T45">, </text:span><text:span text:style-name="T46">a</text:span><text:span text:style-name="T47">fin d’ajouter la vérification du <text:tab/>mot de passe :</text:span></text:p>
      <text:p text:style-name="P51"><text:span text:style-name="T48"/></text:p>
      <text:p text:style-name="P38">{% extends 'base.html.twig' %}</text:p>
      <text:p text:style-name="P38"/>
      <text:p text:style-name="P38">{% block title %}N<text:span text:style-name="T164">ouvel</text:span> Utilisateur{% endblock %}</text:p>
      <text:p text:style-name="P38"/>
      <text:p text:style-name="P38">{% block body %}</text:p>
      <text:p text:style-name="P38">&lt;h1&gt;Cr<text:span text:style-name="T164">éation d’un u</text:span>tilisateur&lt;/h1&gt;</text:p>
      <text:p text:style-name="P38"/>
      <text:p text:style-name="P38">{{ form_start(form, {'attr': {'id': 'new_edit_utilisateur'}}) }}</text:p>
      <text:p text:style-name="P38">{# utilisation de classes bootstrap pour la mise en forme #}</text:p>
      <text:p text:style-name="P38"><text:s text:c="3"/>&lt;div class="row"&gt;</text:p>
      <text:p text:style-name="P38"><text:s text:c="7"/>&lt;div class="col-12"&gt;</text:p>
      <text:p text:style-name="P38"><text:s text:c="11"/>{{ form_label(form.username) }}</text:p>
      <text:p text:style-name="P38"><text:s text:c="11"/>{{ form_widget(form.username) }}</text:p>
      <text:p text:style-name="P38"><text:s text:c="7"/>&lt;/div&gt;</text:p>
      <text:p text:style-name="P38"><text:s text:c="7"/>&lt;div class="col-12"&gt;</text:p>
      <text:p text:style-name="P38"><text:s text:c="11"/>{{ form_label(form.password) }}</text:p>
      <text:p text:style-name="P38"><text:s text:c="11"/>{{ form_widget(form.password) }}</text:p>
      <text:p text:style-name="P38"><text:s text:c="7"/>&lt;/div&gt;</text:p>
      <text:p text:style-name="P38"><text:s text:c="7"/>&lt;div class="col-12"&gt;</text:p>
      <text:p text:style-name="P38"><text:s text:c="11"/>&lt;label for="verifpass"&gt;Saisir une seconde fois le mot de passe&lt;/label&gt;</text:p>
      <text:p text:style-name="P38"><text:s text:c="11"/>&lt;input type="password" id="verifpass" required&gt;</text:p>
      <text:p text:style-name="P38"><text:s text:c="7"/>&lt;/div&gt;</text:p>
      <text:p text:style-name="P38"><text:s text:c="4"/>&lt;/div&gt;</text:p>
      <text:p text:style-name="P38"><text:s text:c="4"/>&lt;button class="btn btn-success"&gt;{{ button_label|default('Save') }}&lt;/button&gt;</text:p>
      <text:p text:style-name="P38">{{ form_end(form) }}</text:p>
      <text:p text:style-name="P38"/>
      <text:p text:style-name="P38">&lt;a href="{{ path('utilisateur_index') }}"&gt;<text:span text:style-name="T165">retour à la liste</text:span>&lt;/a&gt;</text:p>
      <text:p text:style-name="P38">{% endblock %}</text:p>
      <text:p text:style-name="P74"/>
      <text:p text:style-name="P64"><text:span text:style-name="T134">Il va falloir un script de vérification. Pour être plus rapide, j’ai pris un script JQuery.</text:span></text:p>
      <text:p text:style-name="P64"><text:span text:style-name="T134"/></text:p>
      <text:p text:style-name="P57"><text:span text:style-name="T74">T</text:span><text:span text:style-name="T85">1</text:span><text:span text:style-name="T88">5</text:span><text:span text:style-name="T74"> </text:span><text:span text:style-name="T32">|<text:tab/></text:span><text:span text:style-name="T34">Créez un dossier </text:span><text:span text:style-name="T40">js</text:span><text:span text:style-name="T34"> dans le répertoire </text:span><text:span text:style-name="T40">public</text:span><text:span text:style-name="T34"> puis dedans un fichier </text:span><text:span text:style-name="T40">script.js</text:span><text:span text:style-name="T34"> que vous <text:tab/>remplirez avec :</text:span></text:p>
      <text:p text:style-name="P57"><text:span text:style-name="T34"/></text:p>
      <text:p text:style-name="P39">$("#new_edit_utilisateur").on('submit', function(){</text:p>
      <text:p text:style-name="P39"><text:s text:c="4"/>if($("#utilisateur_password").val() != $("#verifpass").val()) {</text:p>
      <text:p text:style-name="P39"><text:s text:c="8"/>alert("Les deux mots de passe saisies sont différents");</text:p>
      <text:p text:style-name="P39"><text:s text:c="8"/>alert("Merci de renouveler l'opération");</text:p>
      <text:p text:style-name="P39"><text:s text:c="8"/>return false;</text:p>
      <text:p text:style-name="P39"><text:s text:c="4"/>}</text:p>
      <text:p text:style-name="P39">})</text:p>
      <text:p text:style-name="P57"><text:span text:style-name="T34"/></text:p>
      <text:p text:style-name="P58"><text:span text:style-name="T74">T</text:span><text:span text:style-name="T85">1</text:span><text:span text:style-name="T89">6</text:span><text:span text:style-name="T74"> </text:span><text:span text:style-name="T32">|<text:tab/></text:span><text:span text:style-name="T35">Ajoutez une route dans le dossier </text:span><text:span text:style-name="T41">Security</text:span><text:span text:style-name="T35"> pour avoir valider une connexion réussie :</text:span></text:p>
      <text:p text:style-name="P58"/>
      <text:p text:style-name="P40"><text:span text:style-name="T11"><text:s text:c="3"/>… </text:span></text:p>
      <text:p text:style-name="P40"><text:span text:style-name="T11"/></text:p>
      <text:p text:style-name="P40"><text:span text:style-name="T11"><text:s text:c="3"/>//on renvoie à la liste des utilisateurs</text:span></text:p>
      <text:p text:style-name="P40"><text:span text:style-name="T11"><text:s text:c="3"/>return new RedirectResponse($this-&gt;urlGenerator-&gt;generate('utilisateur_index'));</text:span></text:p>
      <text:p text:style-name="P40"><text:span text:style-name="T11"><text:s text:c="3"/></text:span><text:span text:style-name="T158">throw...</text:span></text:p>
      <text:p text:style-name="P74"/>
      <text:p text:style-name="P59"><text:span text:style-name="T74">T</text:span><text:span text:style-name="T85">1</text:span><text:span text:style-name="T90">7</text:span><text:span text:style-name="T74"> </text:span><text:span text:style-name="T32">|<text:tab/></text:span><text:span text:style-name="T36">Il reste à modifiez le fichier template de base :</text:span></text:p>
      <text:p text:style-name="P59"/>
      <text:p text:style-name="P41"><text:span text:style-name="T128">&lt;!DOCTYPE html&gt;</text:span></text:p>
      <text:p text:style-name="P41"><text:span text:style-name="T11">&lt;html&gt;</text:span></text:p>
      <text:p text:style-name="P41"><text:span text:style-name="T11"><text:s text:c="2"/>&lt;head&gt;</text:span></text:p>
      <text:p text:style-name="P41"><text:span text:style-name="T11"><text:s text:c="4"/>&lt;meta charset="UTF-8"&gt;</text:span></text:p>
      <text:p text:style-name="P41"><text:span text:style-name="T11"><text:s text:c="4"/>&lt;title&gt;{% block title %}</text:span><text:span text:style-name="T156">Secufony</text:span><text:span text:style-name="T11">{% endblock %}&lt;/title&gt;</text:span></text:p>
      <text:p text:style-name="P41"><text:span text:style-name="T11"><text:s text:c="4"/>{% block stylesheets %}</text:span></text:p>
      <text:p text:style-name="P41"><text:span text:style-name="T11"><text:s text:c="6"/>&lt;link rel="stylesheet" href="https://bootswatch.com/4/yeti/bootstrap.min.css"&gt;</text:span></text:p>
      <text:p text:style-name="P41"><text:span text:style-name="T11"><text:s text:c="4"/>{% endblock %}</text:span></text:p>
      <text:p text:style-name="P41"><text:span text:style-name="T11"><text:s text:c="2"/>&lt;/head&gt;</text:span></text:p>
      <text:p text:style-name="P41"><text:span text:style-name="T11"><text:s text:c="2"/>&lt;body&gt;</text:span></text:p>
      <text:p text:style-name="P41"><text:span text:style-name="T11"><text:s text:c="5"/>&lt;nav class="navbar navbar-light bg-light"&gt;</text:span></text:p>
      <text:p text:style-name="P41"><text:span text:style-name="T11"><text:s text:c="8"/>&lt;a class="navbar-brand"&gt;Navbar&lt;/a&gt;</text:span></text:p>
      <text:p text:style-name="P41"><text:span text:style-name="T11"><text:s text:c="8"/>{% if app.user %}</text:span></text:p>
      <text:p text:style-name="P41"><text:soft-page-break/><text:span text:style-name="T11"><text:s text:c="12"/>&lt;div&gt;</text:span></text:p>
      <text:p text:style-name="P41"><text:span text:style-name="T11"><text:s text:c="15"/>Bonjour {{ app.user.username }} &lt;a class="btn btn-sm btn-danger" href="{{ path('app_logout') }}"&gt;Déconnexion&lt;/a&gt;</text:span></text:p>
      <text:p text:style-name="P41"><text:span text:style-name="T11"><text:s text:c="12"/>&lt;/div&gt;</text:span></text:p>
      <text:p text:style-name="P41"><text:span text:style-name="T11"><text:s text:c="9"/>{% else %}</text:span></text:p>
      <text:p text:style-name="P42"><text:span text:style-name="T11"><text:s text:c="12"/>&lt;div&gt;</text:span></text:p>
      <text:p text:style-name="P42"><text:span text:style-name="T11"><text:s text:c="15"/>&lt;a class="btn btn-sm btn-primary" </text:span><text:span text:style-name="T157">h</text:span><text:span text:style-name="T11">ref="{{ path('utilisateur_new') }}"&gt;S'inscrire&lt;/a&gt;</text:span></text:p>
      <text:p text:style-name="P42"><text:span text:style-name="T11"><text:s text:c="15"/>&lt;a class="btn btn-sm btn-success" href="{{ path('app_login') }}"&gt;Se connecter&lt;/a&gt;</text:span></text:p>
      <text:p text:style-name="P42"><text:span text:style-name="T11"><text:s text:c="12"/>&lt;/div&gt;</text:span></text:p>
      <text:p text:style-name="P42"><text:span text:style-name="T11"><text:s text:c="9"/>{% endif %}</text:span></text:p>
      <text:p text:style-name="P42"><text:span text:style-name="T11"><text:s text:c="5"/>&lt;/nav&gt;</text:span></text:p>
      <text:p text:style-name="P42"><text:span text:style-name="T11"><text:s text:c="5"/>&lt;div class="container"&gt;</text:span></text:p>
      <text:p text:style-name="P42"><text:span text:style-name="T11"><text:s text:c="8"/>{% if message is defined %}</text:span></text:p>
      <text:p text:style-name="P42"><text:span text:style-name="T11"><text:s text:c="11"/>&lt;div class="alert alert-danger"&gt;</text:span></text:p>
      <text:p text:style-name="P42"><text:span text:style-name="T11"><text:s text:c="13"/>{{ message }}</text:span></text:p>
      <text:p text:style-name="P42"><text:span text:style-name="T11"><text:s text:c="11"/>&lt;/div&gt;</text:span></text:p>
      <text:p text:style-name="P42"><text:span text:style-name="T11"><text:s text:c="8"/>{% endif %}</text:span></text:p>
      <text:p text:style-name="P42"><text:span text:style-name="T11"/></text:p>
      <text:p text:style-name="P42"><text:span text:style-name="T11"><text:s text:c="8"/>{% block body %}</text:span></text:p>
      <text:p text:style-name="P42"><text:span text:style-name="T11"><text:s text:c="8"/>{% endblock %}</text:span></text:p>
      <text:p text:style-name="P42"><text:span text:style-name="T11"/></text:p>
      <text:p text:style-name="P42"><text:span text:style-name="T11"><text:s text:c="5"/>&lt;/div&gt;</text:span></text:p>
      <text:p text:style-name="P42"><text:span text:style-name="T11"><text:s text:c="5"/>{% block javascripts %}</text:span></text:p>
      <text:p text:style-name="P42"><text:span text:style-name="T11"><text:s text:c="8"/>&lt;script src="https://code.jquery.com/jquery-3.5.1.min.js" integrity="sha256-9/aliU8dGd2tb6OSsuzixeV4y/faTqgFtohetphbbj0=" crossorigin="anonymous"&gt;</text:span></text:p>
      <text:p text:style-name="P42"><text:span text:style-name="T11"><text:s text:c="8"/>&lt;/script&gt;</text:span></text:p>
      <text:p text:style-name="P42"><text:span text:style-name="T11"><text:s text:c="8"/>&lt;script src="/js/script.js"&gt;&lt;/script&gt;</text:span></text:p>
      <text:p text:style-name="P42"><text:span text:style-name="T11"><text:s text:c="5"/>{% endblock %}</text:span></text:p>
      <text:p text:style-name="P42"><text:span text:style-name="T11"><text:s text:c="2"/>&lt;/body&gt;</text:span></text:p>
      <text:p text:style-name="P42"><text:span text:style-name="T11">&lt;/html&gt;</text:span></text:p>
      <text:p text:style-name="P74"/>
      <text:p text:style-name="P57"><text:span text:style-name="T125"/></text:p>
      <text:p text:style-name="P60"><text:span text:style-name="T125">M</text:span><text:span text:style-name="T126">odification d’un utilisateur</text:span></text:p>
      <text:p text:style-name="P60"><text:span text:style-name="T126"/></text:p>
      <text:p text:style-name="P60"><text:span text:style-name="T126">TODO</text:span></text:p>
      <text:p text:style-name="P36"><text:span text:style-name="T134"/></text:p>
      <text:p text:style-name="P36"><text:span text:style-name="T134"/></text:p>
      <text:p text:style-name="P36"><text:span text:style-name="T134"/></text:p>
      <text:p text:style-name="P36"><text:span text:style-name="T134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vantGarde" svg:font-family="AvantGarde, 'Century Gothic'" style:font-family-generic="swiss" style:font-pitch="variable"/>
    <style:font-face style:name="Avenir" svg:font-family="Avenir, 'Open Sans', 'Helvetica Neue', Helvetica, Arial, Verdana, Roboto, 'Yu Gothic', YuGothic, 'ヒラギノ角ゴ Pro W3', 'Hiragino Kaku Gothic Pro', 'Meiryo UI', Meiryo, 'ＭＳ Ｐゴシック', 'MS PGothic', sans-serif"/>
    <style:font-face style:name="Courier" svg:font-family="Courier, 'Courier New'" style:font-family-generic="modern"/>
    <style:font-face style:name="Courier New" svg:font-family="'Courier New'" style:font-family-generic="modern"/>
    <style:font-face style:name="Courier New1" svg:font-family="'Courier New'" style:font-family-generic="roman"/>
    <style:font-face style:name="Courier New2" svg:font-family="'Courier New'" style:font-family-generic="modern" style:font-pitch="fixed"/>
    <style:font-face style:name="Courier New3" svg:font-family="'Courier New'"/>
    <style:font-face style:name="Droid Sans Mono" svg:font-family="'Droid Sans Mono', Consolas, Menlo, 'Ubuntu Mono', monospace"/>
    <style:font-face style:name="Georgia" svg:font-family="Georgia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pitch="variable"/>
    <style:font-face style:name="Liberation Serif" svg:font-family="'Liberation Serif'" style:font-family-generic="roman" style:font-pitch="variable"/>
    <style:font-face style:name="Linux Biolinum O" svg:font-family="'Linux Biolinum O'" style:font-family-generic="system" style:font-pitch="variable"/>
    <style:font-face style:name="Lucida Sans Unicode" svg:font-family="'Lucida Sans Unicode'" style:font-pitch="variable"/>
    <style:font-face style:name="Mangal" svg:font-family="Mangal" style:font-family-generic="roman"/>
    <style:font-face style:name="Menlo" svg:font-family="Menlo, Monaco, Consolas, 'Liberation Mono', 'Courier New', monospace"/>
    <style:font-face style:name="Monospace" svg:font-family="Monospace" style:font-pitch="fixed"/>
    <style:font-face style:name="NSimSun" svg:font-family="NSimSun" style:font-family-generic="system" style:font-pitch="variable"/>
    <style:font-face style:name="StarSymbol" svg:font-family="StarSymbol, 'Arial Unicode MS'" style:font-family-generic="roman"/>
    <style:font-face style:name="StarSymbol1" svg:font-family="StarSymbol" style:font-charset="x-symbol"/>
    <style:font-face style:name="Symbol" svg:font-family="Symbol" style:font-family-generic="roman"/>
    <style:font-face style:name="Symbol1" svg:font-family="Symbol" style:font-family-generic="roman" style:font-pitch="variable" style:font-charset="x-symbol"/>
    <style:font-face style:name="Tahoma" svg:font-family="Tahoma" style:font-pitch="variable"/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 New Roman2" svg:font-family="'Times New Roman', 'Times New Roman PSMT'" style:font-family-generic="roman"/>
    <style:font-face style:name="Wingdings" svg:font-family="Wingdings" style:font-family-generic="roman"/>
    <style:font-face style:name="Wingdings1" svg:font-family="Wingdings" style:font-pitch="variable" style:font-charset="x-symbol"/>
    <style:font-face style:name="inherit" svg:font-family="inherit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.494cm" fo:margin-bottom="0.494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3" style:display-name="Heading 3" style:family="paragraph" style:parent-style-name="Standard" style:next-style-name="Text_20_body" style:class="text">
      <style:paragraph-properties fo:margin-top="0.494cm" fo:margin-bottom="0.494cm" style:contextual-spacing="false"/>
      <style:text-properties fo:font-size="13.5pt" fo:font-weight="bold" style:font-size-asian="13.5pt" style:font-weight-asian="bold" style:font-size-complex="13.5pt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Courier New2" style:font-family-complex="'Courier New'" style:font-family-generic-complex="modern" style:font-pitch-complex="fixed" style:font-size-complex="10pt"/>
    </style:style>
    <style:style style:name="WW-Normal_20__28_Web_29_" style:display-name="WW-Normal (Web)" style:family="paragraph" style:parent-style-name="Standard">
      <style:paragraph-properties fo:margin-top="0.494cm" fo:margin-bottom="0.494cm" style:contextual-spacing="false"/>
    </style:style>
    <style:style style:name="WW-Préformaté_20_HTML" style:display-name="WW-Préformaté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Default" style:family="paragraph" style:parent-style-name="Standard">
      <style:paragraph-properties fo:text-align="start" style:justify-single-word="false" style:text-autospace="none" style:writing-mode="page"/>
      <style:text-properties fo:color="#000000" loext:opacity="100%" style:font-name="Times New Roman2" fo:font-family="'Times New Roman', 'Times New Roman PSMT'" style:font-family-generic="roman" fo:language="en" fo:country="US" style:font-name-asian="Times New Roman2" style:font-family-asian="'Times New Roman', 'Times New Roman PSMT'" style:font-family-generic-asian="roman" style:font-name-complex="Times New Roman2" style:font-family-complex="'Times New Roman', 'Times New Roman PSMT'" style:font-family-generic-complex="roman" style:language-complex="zxx" style:country-complex="none"/>
    </style:style>
    <style:style style:name="Illustration" style:family="paragraph" style:parent-style-name="Caption" style:class="extra"/>
    <style:style style:name="Commentaire" style:family="paragraph" style:parent-style-name="Standard">
      <style:paragraph-properties fo:margin-top="0.282cm" fo:margin-bottom="0cm" style:contextual-spacing="false" fo:line-height="0.492cm" fo:text-align="justify" style:justify-single-word="false"/>
      <style:text-properties style:font-name="Helvetica" fo:font-family="Helvetica" style:font-family-generic="swiss" style:font-pitch="variable" fo:font-size="12pt"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917cm" fo:margin-bottom="0.423cm" style:contextual-spacing="false" fo:line-height="0.575cm" fo:text-indent="0cm" style:auto-text-indent="false" fo:keep-with-next="always"/>
      <style:text-properties style:font-name="AvantGarde" fo:font-family="AvantGarde, 'Century Gothic'" style:font-family-generic="swiss" style:font-pitch="variable" fo:font-size="14pt" fo:font-weight="bold" style:letter-kerning="true" style:font-size-asian="14pt" style:font-weight-asian="bold"/>
    </style:style>
    <style:style style:name="Para-tiret" style:family="paragraph" style:parent-style-name="Commentaire" style:list-style-name="WW8Num1">
      <style:paragraph-properties fo:margin-left="0cm" fo:margin-right="0cm" fo:margin-top="0.035cm" fo:margin-bottom="0cm" style:contextual-spacing="false" fo:line-height="0.494cm" fo:text-indent="0cm" style:auto-text-indent="false">
        <style:tab-stops>
          <style:tab-stop style:position="0.4cm"/>
        </style:tab-stops>
      </style:paragraph-properties>
    </style:style>
    <style:style style:name="REM" style:family="paragraph" style:parent-style-name="Para-tiret" style:list-style-name="WW8Num6">
      <style:paragraph-properties fo:margin-left="0cm" fo:margin-right="0cm" fo:margin-top="0.423cm" fo:margin-bottom="0.353cm" style:contextual-spacing="false" fo:text-indent="0cm" style:auto-text-indent="false"/>
      <style:text-properties fo:font-style="italic" style:font-style-asian="italic"/>
    </style:style>
    <style:style style:name="SOUSTITRE" style:family="paragraph" style:parent-style-name="Standard" style:default-outline-level="2">
      <style:paragraph-properties fo:margin-left="0cm" fo:margin-right="0cm" fo:margin-top="0.423cm" fo:margin-bottom="0.282cm" style:contextual-spacing="false" fo:line-height="0.492cm" fo:text-indent="0cm" style:auto-text-indent="false" fo:keep-with-next="always"/>
      <style:text-properties style:font-name="AvantGarde" fo:font-family="AvantGarde, 'Century Gothic'" style:font-family-generic="swiss" style:font-pitch="variable" fo:font-size="12pt" fo:font-weight="bold" style:font-size-asian="12pt" style:font-weight-asian="bold"/>
    </style:style>
    <style:style style:name="syntaxe" style:family="paragraph" style:parent-style-name="Standard" style:next-style-name="Commentaire">
      <loext:graphic-properties draw:fill="solid" draw:fill-color="#ffffff"/>
      <style:paragraph-properties fo:margin-top="0.212cm" fo:margin-bottom="0cm" style:contextual-spacing="false" fo:line-height="0.423cm" fo:background-color="#ffffff"/>
      <style:text-properties style:font-name="Courier" fo:font-family="Courier, 'Courier New'" style:font-family-generic="modern" fo:font-size="11pt" style:font-size-asian="11pt"/>
    </style:style>
    <style:style style:name="para" style:family="paragraph" style:parent-style-name="Commentaire" style:list-style-name="WW8Num3">
      <style:paragraph-properties fo:margin-left="0cm" fo:margin-right="0cm" fo:margin-top="0cm" fo:margin-bottom="0cm" style:contextual-spacing="false" fo:text-indent="0cm" style:auto-text-indent="false"/>
    </style:style>
    <style:style style:name="SOUSTITRE1" style:family="paragraph" style:parent-style-name="Standard" style:default-outline-level="3">
      <style:paragraph-properties fo:margin-left="0cm" fo:margin-right="0cm" fo:margin-top="0.282cm" fo:margin-bottom="0.423cm" style:contextual-spacing="false" fo:line-height="0.492cm" fo:text-indent="0cm" style:auto-text-indent="false"/>
      <style:text-properties style:font-name="AvantGarde" fo:font-family="AvantGarde, 'Century Gothic'" style:font-family-generic="swiss" style:font-pitch="variable" fo:font-size="12pt" fo:font-weight="bold" style:font-size-asian="12pt" style:font-weight-asian="bold"/>
    </style:style>
    <style:style style:name="Bande1" style:family="paragraph" style:parent-style-name="Standard">
      <style:paragraph-properties fo:margin-top="0.353cm" fo:margin-bottom="0.353cm" style:contextual-spacing="false" fo:line-height="0.49cm" fo:orphans="0" fo:widows="0"/>
      <style:text-properties style:font-name="AvantGarde" fo:font-family="AvantGarde, 'Century Gothic'" style:font-family-generic="swiss" style:font-pitch="variable" fo:font-size="12pt" style:text-underline-style="solid" style:text-underline-width="auto" style:text-underline-color="font-color" fo:font-weight="bold" style:font-size-asian="12pt" style:font-weight-asian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Objet_20_avec_20_flèche" style:display-name="Objet avec flèch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avec_20_ombre" style:display-name="Objet avec ombr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" style:display-name="Objet sans remplissag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s_20_de_20_texte_20_justifié" style:display-name="Corps de texte justifié" style:family="paragraph" style:parent-style-name="Standard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1" style:display-name="Titre principal1" style:family="paragraph" style:parent-style-name="Standard" style:default-outline-level="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2" style:display-name="Titre principal2" style:family="paragraph" style:parent-style-name="Standard" style:default-outline-level="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1" style:family="paragraph" style:parent-style-name="Standard" style:default-outline-level="">
      <style:paragraph-properties fo:margin-left="0cm" fo:margin-right="0cm" fo:margin-top="0.42cm" fo:margin-bottom="0.2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2" style:family="paragraph" style:parent-style-name="Standard" style:default-outline-level="">
      <style:paragraph-properties fo:margin-left="0cm" fo:margin-right="0cm" fo:margin-top="0.42cm" fo:margin-bottom="0.2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gne_20_de_20_cote" style:display-name="Ligne de cot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left="0cm" fo:margin-right="0cm" fo:margin-top="0cm" fo:margin-bottom="0.499cm" style:contextual-spacing="false" fo:text-align="start" style:justify-single-word="false" fo:orphans="2" fo:widows="2" fo:text-indent="0cm" style:auto-text-indent="false" style:writing-mode="lr-tb"/>
      <style:text-properties fo:color="#ffffff" loext:opacity="100%"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pitch-asian="variable" style:font-size-asian="32pt" style:font-style-asian="normal" style:font-weight-asian="normal" style:font-name-complex="Liberation Sans" style:font-family-complex="'Liberation Sans'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left="0cm" fo:margin-right="0cm" fo:margin-top="0cm" fo:margin-bottom="0.4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left="0cm" fo:margin-right="0cm" fo:margin-top="0cm" fo:margin-bottom="0.3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left="0cm" fo:margin-right="0cm" fo:margin-top="0cm" fo:margin-bottom="0.199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Mangal" fo:font-family="Mangal" style:font-family-generic="roman" fo:font-size="44pt" fo:font-style="normal" fo:text-shadow="none" style:text-underline-style="none" fo:font-weight="normal" style:letter-kerning="true" style:font-name-asian="Tahoma" style:font-family-asian="Tahoma" style:font-pitch-asian="variable" style:font-size-asian="44pt" style:font-style-asian="normal" style:font-weight-asian="normal" style:font-name-complex="Liberation Sans" style:font-family-complex="'Liberation Sans'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ffffff" loext:opacity="100%"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pitch-asian="variable" style:font-size-asian="32pt" style:font-style-asian="normal" style:font-weight-asian="normal" style:font-name-complex="Liberation Sans" style:font-family-complex="'Liberation Sans'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pitch-asian="variable" style:font-size-asian="20pt" style:font-style-asian="normal" style:font-weight-asian="normal" style:font-name-complex="Liberation Sans" style:font-family-complex="'Liberation Sans'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fo:color="#ffffff" loext:opacity="100%" style:font-name="Mangal" fo:font-family="Mangal" style:font-family-generic="roman" fo:font-size="18pt" style:letter-kerning="true" style:font-name-asian="Tahoma" style:font-family-asian="Tahoma" style:font-pitch-asian="variable" style:font-size-asian="18pt" style:font-name-complex="Liberation Sans" style:font-family-complex="'Liberation Sans'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pitch-asian="variable" style:font-size-asian="20pt" style:font-style-asian="normal" style:font-weight-asian="normal" style:font-name-complex="Liberation Sans" style:font-family-complex="'Liberation Sans'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left="0cm" fo:margin-right="0cm" fo:margin-top="0cm" fo:margin-bottom="0.499cm" style:contextual-spacing="false" fo:text-align="start" style:justify-single-word="false" fo:orphans="2" fo:widows="2" fo:text-indent="0cm" style:auto-text-indent="false" style:writing-mode="lr-tb"/>
      <style:text-properties fo:color="#ffffff" loext:opacity="100%"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pitch-asian="variable" style:font-size-asian="32pt" style:font-style-asian="normal" style:font-weight-asian="normal" style:font-name-complex="Liberation Sans" style:font-family-complex="'Liberation Sans'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left="0cm" fo:margin-right="0cm" fo:margin-top="0cm" fo:margin-bottom="0.4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left="0cm" fo:margin-right="0cm" fo:margin-top="0cm" fo:margin-bottom="0.3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left="0cm" fo:margin-right="0cm" fo:margin-top="0cm" fo:margin-bottom="0.199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xte_20_non_20_proportionnel" style:display-name="Texte non proportionnel" style:family="paragraph" style:default-outline-level="">
      <style:paragraph-properties fo:text-align="start" style:justify-single-word="false" fo:orphans="2" fo:widows="2" style:writing-mode="lr-tb"/>
      <style:text-properties style:font-name="Courier New1" fo:font-family="'Courier New'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textsmall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-Police_20_par_20_défaut" style:display-name="WW-Police par défaut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9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28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27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27z1" style:family="paragraph" style:default-outline-level="">
      <style:paragraph-properties fo:text-align="start" style:justify-single-word="false" fo:orphans="2" fo:widows="2" style:writing-mode="lr-tb"/>
      <style:text-properties style:font-name="Courier New1" fo:font-family="'Courier New'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27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26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6z1" style:family="paragraph" style:default-outline-level="">
      <style:paragraph-properties fo:text-align="start" style:justify-single-word="false" fo:orphans="2" fo:widows="2" style:writing-mode="lr-tb"/>
      <style:text-properties style:font-name="Courier New1" fo:font-family="'Courier New'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6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5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5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5z1" style:family="paragraph" style:default-outline-level="">
      <style:paragraph-properties fo:text-align="start" style:justify-single-word="false" fo:orphans="2" fo:widows="2" style:writing-mode="lr-tb"/>
      <style:text-properties style:font-name="Courier New1" fo:font-family="'Courier New'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5z0" style:family="paragraph" style:default-outline-level="">
      <style:paragraph-properties fo:text-align="start" style:justify-single-word="false" fo:orphans="2" fo:widows="2" style:writing-mode="lr-tb"/>
      <style:text-properties style:font-name="Times New Roman1" fo:font-family="'Times New Roman'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4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4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4z1" style:family="paragraph" style:default-outline-level="">
      <style:paragraph-properties fo:text-align="start" style:justify-single-word="false" fo:orphans="2" fo:widows="2" style:writing-mode="lr-tb"/>
      <style:text-properties style:font-name="Courier New1" fo:font-family="'Courier New'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4z0" style:family="paragraph" style:default-outline-level="">
      <style:paragraph-properties fo:text-align="start" style:justify-single-word="false" fo:orphans="2" fo:widows="2" style:writing-mode="lr-tb"/>
      <style:text-properties style:font-name="Times New Roman1" fo:font-family="'Times New Roman'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3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23z1" style:family="paragraph" style:default-outline-level="">
      <style:paragraph-properties fo:text-align="start" style:justify-single-word="false" fo:orphans="2" fo:widows="2" style:writing-mode="lr-tb"/>
      <style:text-properties style:font-name="Courier New1" fo:font-family="'Courier New'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23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22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2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2z1" style:family="paragraph" style:default-outline-level="">
      <style:paragraph-properties fo:text-align="start" style:justify-single-word="false" fo:orphans="2" fo:widows="2" style:writing-mode="lr-tb"/>
      <style:text-properties style:font-name="Courier New1" fo:font-family="'Courier New'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1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1z1" style:family="paragraph" style:default-outline-level="">
      <style:paragraph-properties fo:text-align="start" style:justify-single-word="false" fo:orphans="2" fo:widows="2" style:writing-mode="lr-tb"/>
      <style:text-properties style:font-name="Courier New1" fo:font-family="'Courier New'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1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0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19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18z1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18z0" style:family="paragraph" style:default-outline-level="">
      <style:paragraph-properties fo:text-align="start" style:justify-single-word="false" fo:orphans="2" fo:widows="2" style:writing-mode="lr-tb"/>
      <style:text-properties style:font-name="Times New Roman1" fo:font-family="'Times New Roman'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17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17z1" style:family="paragraph" style:default-outline-level="">
      <style:paragraph-properties fo:text-align="start" style:justify-single-word="false" fo:orphans="2" fo:widows="2" style:writing-mode="lr-tb"/>
      <style:text-properties style:font-name="Courier New1" fo:font-family="'Courier New'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17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16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16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16z1" style:family="paragraph" style:default-outline-level="">
      <style:paragraph-properties fo:text-align="start" style:justify-single-word="false" fo:orphans="2" fo:widows="2" style:writing-mode="lr-tb"/>
      <style:text-properties style:font-name="Courier New1" fo:font-family="'Courier New'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15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14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13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12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11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11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11z1" style:family="paragraph" style:default-outline-level="">
      <style:paragraph-properties fo:text-align="start" style:justify-single-word="false" fo:orphans="2" fo:widows="2" style:writing-mode="lr-tb"/>
      <style:text-properties style:font-name="Courier New1" fo:font-family="'Courier New'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11z0" style:family="paragraph" style:default-outline-level="">
      <style:paragraph-properties fo:text-align="start" style:justify-single-word="false" fo:orphans="2" fo:widows="2" style:writing-mode="lr-tb"/>
      <style:text-properties style:font-name="Times New Roman1" fo:font-family="'Times New Roman'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10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8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7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6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5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4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4z1" style:family="paragraph" style:default-outline-level="">
      <style:paragraph-properties fo:text-align="start" style:justify-single-word="false" fo:orphans="2" fo:widows="2" style:writing-mode="lr-tb"/>
      <style:text-properties style:font-name="Courier New1" fo:font-family="'Courier New'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4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3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3z1" style:family="paragraph" style:default-outline-level="">
      <style:paragraph-properties fo:text-align="start" style:justify-single-word="false" fo:orphans="2" fo:widows="2" style:writing-mode="lr-tb"/>
      <style:text-properties style:font-name="Courier New1" fo:font-family="'Courier New'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3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2z2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2z0" style:family="paragraph" style:default-outline-level="">
      <style:paragraph-properties fo:text-align="start" style:justify-single-word="false" fo:orphans="2" fo:widows="2" style:writing-mode="lr-tb"/>
      <style:text-properties style:font-name="Times New Roman1" fo:font-family="'Times New Roman'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1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Accentuation_20_forte" style:display-name="Accentuation for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fo:font-weight="bold" style:font-name-asian="Tahoma" style:font-family-asian="Tahoma" style:font-pitch-asian="variable" style:font-size-asian="12pt" style:font-weight-asian="bold" style:font-name-complex="Liberation Sans" style:font-family-complex="'Liberation Sans'" style:font-pitch-complex="variable" style:font-size-complex="12pt"/>
    </style:style>
    <style:style style:name="Accentuatio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fo:font-style="italic" style:font-name-asian="Tahoma" style:font-family-asian="Tahoma" style:font-pitch-asian="variable" style:font-size-asian="12pt" style:font-style-asian="italic" style:font-name-complex="Liberation Sans" style:font-family-complex="'Liberation Sans'" style:font-pitch-complex="variable" style:font-size-complex="12pt"/>
    </style:style>
    <style:style style:name="Caractères_20_de_20_note_20_de_20_fin" style:display-name="Caractères de note de fi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Lien_20_Internet_20_visité" style:display-name="Lien Internet visité" style:family="paragraph" style:default-outline-level="">
      <style:paragraph-properties fo:text-align="start" style:justify-single-word="false" fo:orphans="2" fo:widows="2" style:writing-mode="lr-tb"/>
      <style:text-properties fo:color="#80000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Lien_20_Internet" style:display-name="Lien Internet" style:family="paragraph" style:default-outline-level="">
      <style:paragraph-properties fo:text-align="start" style:justify-single-word="false" fo:orphans="2" fo:widows="2" style:writing-mode="lr-tb"/>
      <style:text-properties fo:color="#0000ff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Puces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Tahoma" style:font-family-asian="Tahoma" style:font-pitch-asian="variable" style:font-size-asian="9pt" style:font-name-complex="Liberation Sans" style:font-family-complex="'Liberation Sans'" style:font-pitch-complex="variable" style:font-size-complex="12pt"/>
    </style:style>
    <style:style style:name="Caractères_20_de_20_numérotation" style:display-name="Caractères de numérotatio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Caractères_20_de_20_note_20_de_20_bas_20_de_20_page" style:display-name="Caractères de note de bas de pag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family="StarSymbol" style:font-charset="x-symbol" fo:font-size="9pt" style:font-name-asian="StarSymbol1" style:font-family-asian="StarSymbol" style:font-charset-asian="x-symbol" style:font-size-asian="9pt" style:font-name-complex="StarSymbol1" style:font-family-complex="StarSymbol" style:font-charset-complex="x-symbol" style:font-size-complex="9pt"/>
    </style:style>
    <style:style style:name="Internet_20_link" style:display-name="Internet link" style:family="text" style:parent-style-name="WW-Police_20_par_20_défau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 style:parent-style-name="WW-Police_20_par_20_défaut">
      <style:text-properties fo:font-weight="bold" style:font-weight-asian="bold" style:font-weight-complex="bold"/>
    </style:style>
    <style:style style:name="WW8Num1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2z0" style:family="text">
      <style:text-properties style:font-name="Georgia" fo:font-family="Georgia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/>
    </style:style>
    <style:style style:name="WW8Num2z2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3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3z1" style:family="text">
      <style:text-properties style:font-name="Courier New" fo:font-family="'Courier New'" style:font-family-generic="modern" fo:font-size="10pt" style:font-size-asian="10pt"/>
    </style:style>
    <style:style style:name="WW8Num3z2" style:family="text">
      <style:text-properties style:font-name="Wingdings1" fo:font-family="Wingdings" style:font-pitch="variable" style:font-charset="x-symbol" fo:font-size="10pt" style:font-size-asian="10pt"/>
    </style:style>
    <style:style style:name="WW8Num4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4z1" style:family="text">
      <style:text-properties style:font-name="Courier New" fo:font-family="'Courier New'" style:font-family-generic="modern" fo:font-size="10pt" style:font-size-asian="10pt"/>
    </style:style>
    <style:style style:name="WW8Num4z2" style:family="text">
      <style:text-properties style:font-name="Wingdings1" fo:font-family="Wingdings" style:font-pitch="variable" style:font-charset="x-symbol" fo:font-size="10pt" style:font-size-asian="10pt"/>
    </style:style>
    <style:style style:name="WW8Num5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6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7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8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10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11z0" style:family="text">
      <style:text-properties style:font-name="Georgia" fo:font-family="Georg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1" fo:font-family="Wingdings" style:font-pitch="variable" style:font-charset="x-symbol"/>
    </style:style>
    <style:style style:name="WW8Num11z3" style:family="text">
      <style:text-properties style:font-name="Symbol1" fo:font-family="Symbol" style:font-family-generic="roman" style:font-pitch="variable" style:font-charset="x-symbol"/>
    </style:style>
    <style:style style:name="WW8Num12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13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14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15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1" fo:font-family="Wingdings" style:font-pitch="variable" style:font-charset="x-symbol"/>
    </style:style>
    <style:style style:name="WW8Num16z3" style:family="text">
      <style:text-properties style:font-name="Symbol1" fo:font-family="Symbol" style:font-family-generic="roman" style:font-pitch="variable" style:font-charset="x-symbol"/>
    </style:style>
    <style:style style:name="WW8Num17z0" style:family="text">
      <style:text-properties style:font-name="Symbol1" fo:font-family="Symbol" style:font-family-generic="roman" style:font-pitch="variable" style:font-charset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1" fo:font-family="Wingdings" style:font-pitch="variable" style:font-charset="x-symbol"/>
    </style:style>
    <style:style style:name="WW8Num18z0" style:family="text">
      <style:text-properties style:font-name="Georgia" fo:font-family="Georgia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/>
    </style:style>
    <style:style style:name="WW8Num18z1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19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20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21z0" style:family="text">
      <style:text-properties style:font-name="Symbol1" fo:font-family="Symbol" style:font-family-generic="roman" style:font-pitch="variable" style:font-charset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1" fo:font-family="Wingdings" style:font-pitch="variable" style:font-charset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1" fo:font-family="Wingdings" style:font-pitch="variable" style:font-charset="x-symbol"/>
    </style:style>
    <style:style style:name="WW8Num22z3" style:family="text">
      <style:text-properties style:font-name="Symbol1" fo:font-family="Symbol" style:font-family-generic="roman" style:font-pitch="variable" style:font-charset="x-symbol"/>
    </style:style>
    <style:style style:name="WW8Num23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23z1" style:family="text">
      <style:text-properties style:font-name="Courier New" fo:font-family="'Courier New'" style:font-family-generic="modern" fo:font-size="10pt" style:font-size-asian="10pt"/>
    </style:style>
    <style:style style:name="WW8Num23z2" style:family="text">
      <style:text-properties style:font-name="Wingdings1" fo:font-family="Wingdings" style:font-pitch="variable" style:font-charset="x-symbol" fo:font-size="10pt" style:font-size-asian="10pt"/>
    </style:style>
    <style:style style:name="WW8Num24z0" style:family="text">
      <style:text-properties style:font-name="Georgia" fo:font-family="Georg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1" fo:font-family="Wingdings" style:font-pitch="variable" style:font-charset="x-symbol"/>
    </style:style>
    <style:style style:name="WW8Num24z3" style:family="text">
      <style:text-properties style:font-name="Symbol1" fo:font-family="Symbol" style:font-family-generic="roman" style:font-pitch="variable" style:font-charset="x-symbol"/>
    </style:style>
    <style:style style:name="WW8Num25z0" style:family="text">
      <style:text-properties style:font-name="Georgia" fo:font-family="Georg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1" fo:font-family="Wingdings" style:font-pitch="variable" style:font-charset="x-symbol"/>
    </style:style>
    <style:style style:name="WW8Num25z3" style:family="text">
      <style:text-properties style:font-name="Symbol1" fo:font-family="Symbol" style:font-family-generic="roman" style:font-pitch="variable" style:font-charset="x-symbol"/>
    </style:style>
    <style:style style:name="WW8Num26z0" style:family="text">
      <style:text-properties style:font-name="Symbol1" fo:font-family="Symbol" style:font-family-generic="roman" style:font-pitch="variable" style:font-charset="x-symbol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1" fo:font-family="Wingdings" style:font-pitch="variable" style:font-charset="x-symbol"/>
    </style:style>
    <style:style style:name="WW8Num27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27z1" style:family="text">
      <style:text-properties style:font-name="Courier New" fo:font-family="'Courier New'" style:font-family-generic="modern" fo:font-size="10pt" style:font-size-asian="10pt"/>
    </style:style>
    <style:style style:name="WW8Num27z2" style:family="text">
      <style:text-properties style:font-name="Wingdings1" fo:font-family="Wingdings" style:font-pitch="variable" style:font-charset="x-symbol" fo:font-size="10pt" style:font-size-asian="10pt"/>
    </style:style>
    <style:style style:name="WW8Num28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29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-Police_20_par_20_défaut" style:display-name="WW-Police par défaut" style:family="text"/>
    <style:style style:name="textsmall" style:family="text" style:parent-style-name="WW-Police_20_par_20_défaut"/>
    <style:style style:name="Teletype" style:family="text"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Source_20_Text" style:display-name="Source Text" style:family="text"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bullet text:level="1" text:style-name="WW8Num1z0" loext:num-list-format="%1%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1z0" loext:num-list-format="%2%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1z0" loext:num-list-format="%3%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1z0" loext:num-list-format="%4%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1z0" loext:num-list-format="%5%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1z0" loext:num-list-format="%6%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1z0" loext:num-list-format="%7%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1z0" loext:num-list-format="%8%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1z0" loext:num-list-format="%9%" text:bullet-char="">
        <style:list-level-properties text:space-before="10.795cm" text:min-label-width="0.635cm"/>
        <style:text-properties style:font-name="Symbol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bullet text:level="1" text:style-name="WW8Num2z0" loext:num-list-format="%1%" text:bullet-char="-">
        <style:list-level-properties text:space-before="0.635cm" text:min-label-width="0.635cm"/>
        <style:text-properties style:font-name="Georgia"/>
      </text:list-level-style-bullet>
      <text:list-level-style-number text:level="2" loext:num-list-format="%2%)" style:num-suffix=")" style:num-format="a" style:num-letter-sync="true">
        <style:list-level-properties text:space-before="1.905cm" text:min-label-width="0.635cm"/>
      </text:list-level-style-number>
      <text:list-level-style-bullet text:level="3" text:style-name="WW8Num2z2" loext:num-list-format="%3%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2z2" loext:num-list-format="%4%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2z2" loext:num-list-format="%5%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2z2" loext:num-list-format="%6%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2z2" loext:num-list-format="%7%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2z2" loext:num-list-format="%8%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2z2" loext:num-list-format="%9%" text:bullet-char="">
        <style:list-level-properties text:space-before="10.795cm" text:min-label-width="0.635cm"/>
        <style:text-properties style:font-name="Symbol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3">
      <text:list-level-style-bullet text:level="1" text:style-name="WW8Num3z0" loext:num-list-format="%1%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3z1" loext:num-list-format="%2%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3z2" loext:num-list-format="%3%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3z2" loext:num-list-format="%4%" text:bullet-char="">
        <style:list-level-properties text:space-before="4.445cm" text:min-label-width="0.635cm"/>
        <style:text-properties style:font-name="Wingdings1"/>
      </text:list-level-style-bullet>
      <text:list-level-style-bullet text:level="5" text:style-name="WW8Num3z2" loext:num-list-format="%5%" text:bullet-char="">
        <style:list-level-properties text:space-before="5.715cm" text:min-label-width="0.635cm"/>
        <style:text-properties style:font-name="Wingdings1"/>
      </text:list-level-style-bullet>
      <text:list-level-style-bullet text:level="6" text:style-name="WW8Num3z2" loext:num-list-format="%6%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3z2" loext:num-list-format="%7%" text:bullet-char="">
        <style:list-level-properties text:space-before="8.255cm" text:min-label-width="0.635cm"/>
        <style:text-properties style:font-name="Wingdings1"/>
      </text:list-level-style-bullet>
      <text:list-level-style-bullet text:level="8" text:style-name="WW8Num3z2" loext:num-list-format="%8%" text:bullet-char="">
        <style:list-level-properties text:space-before="9.525cm" text:min-label-width="0.635cm"/>
        <style:text-properties style:font-name="Wingdings1"/>
      </text:list-level-style-bullet>
      <text:list-level-style-bullet text:level="9" text:style-name="WW8Num3z2" loext:num-list-format="%9%" text:bullet-char="">
        <style:list-level-properties text:space-before="10.795cm" text:min-label-width="0.635cm"/>
        <style:text-properties style:font-name="Wingdings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4">
      <text:list-level-style-bullet text:level="1" text:style-name="WW8Num4z0" loext:num-list-format="%1%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4z1" loext:num-list-format="%2%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z2" loext:num-list-format="%3%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4z2" loext:num-list-format="%4%" text:bullet-char="">
        <style:list-level-properties text:space-before="4.445cm" text:min-label-width="0.635cm"/>
        <style:text-properties style:font-name="Wingdings1"/>
      </text:list-level-style-bullet>
      <text:list-level-style-bullet text:level="5" text:style-name="WW8Num4z2" loext:num-list-format="%5%" text:bullet-char="">
        <style:list-level-properties text:space-before="5.715cm" text:min-label-width="0.635cm"/>
        <style:text-properties style:font-name="Wingdings1"/>
      </text:list-level-style-bullet>
      <text:list-level-style-bullet text:level="6" text:style-name="WW8Num4z2" loext:num-list-format="%6%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4z2" loext:num-list-format="%7%" text:bullet-char="">
        <style:list-level-properties text:space-before="8.255cm" text:min-label-width="0.635cm"/>
        <style:text-properties style:font-name="Wingdings1"/>
      </text:list-level-style-bullet>
      <text:list-level-style-bullet text:level="8" text:style-name="WW8Num4z2" loext:num-list-format="%8%" text:bullet-char="">
        <style:list-level-properties text:space-before="9.525cm" text:min-label-width="0.635cm"/>
        <style:text-properties style:font-name="Wingdings1"/>
      </text:list-level-style-bullet>
      <text:list-level-style-bullet text:level="9" text:style-name="WW8Num4z2" loext:num-list-format="%9%" text:bullet-char="">
        <style:list-level-properties text:space-before="10.795cm" text:min-label-width="0.635cm"/>
        <style:text-properties style:font-name="Wingdings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5">
      <text:list-level-style-bullet text:level="1" text:style-name="WW8Num5z0" loext:num-list-format="%1%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5z0" loext:num-list-format="%2%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5z0" loext:num-list-format="%3%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5z0" loext:num-list-format="%4%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5z0" loext:num-list-format="%5%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5z0" loext:num-list-format="%6%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5z0" loext:num-list-format="%7%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5z0" loext:num-list-format="%8%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5z0" loext:num-list-format="%9%" text:bullet-char="">
        <style:list-level-properties text:space-before="10.795cm" text:min-label-width="0.635cm"/>
        <style:text-properties style:font-name="Symbol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6">
      <text:list-level-style-bullet text:level="1" text:style-name="WW8Num6z0" loext:num-list-format="%1%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6z0" loext:num-list-format="%2%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6z0" loext:num-list-format="%3%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6z0" loext:num-list-format="%4%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6z0" loext:num-list-format="%5%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6z0" loext:num-list-format="%6%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6z0" loext:num-list-format="%7%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6z0" loext:num-list-format="%8%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6z0" loext:num-list-format="%9%" text:bullet-char="">
        <style:list-level-properties text:space-before="10.795cm" text:min-label-width="0.635cm"/>
        <style:text-properties style:font-name="Symbol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7">
      <text:list-level-style-bullet text:level="1" text:style-name="WW8Num7z0" loext:num-list-format="%1%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7z0" loext:num-list-format="%2%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7z0" loext:num-list-format="%3%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7z0" loext:num-list-format="%4%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7z0" loext:num-list-format="%5%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7z0" loext:num-list-format="%6%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7z0" loext:num-list-format="%7%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7z0" loext:num-list-format="%8%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7z0" loext:num-list-format="%9%" text:bullet-char="">
        <style:list-level-properties text:space-before="10.795cm" text:min-label-width="0.635cm"/>
        <style:text-properties style:font-name="Symbol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8">
      <text:list-level-style-bullet text:level="1" text:style-name="WW8Num8z0" loext:num-list-format="%1%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8z0" loext:num-list-format="%2%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8z0" loext:num-list-format="%3%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8z0" loext:num-list-format="%4%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8z0" loext:num-list-format="%5%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8z0" loext:num-list-format="%6%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8z0" loext:num-list-format="%7%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8z0" loext:num-list-format="%8%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8z0" loext:num-list-format="%9%" text:bullet-char="">
        <style:list-level-properties text:space-before="10.795cm" text:min-label-width="0.635cm"/>
        <style:text-properties style:font-name="Symbol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number text:level="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10">
      <text:list-level-style-bullet text:level="1" text:style-name="WW8Num10z0" loext:num-list-format="%1%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10z0" loext:num-list-format="%2%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10z0" loext:num-list-format="%3%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10z0" loext:num-list-format="%4%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10z0" loext:num-list-format="%5%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10z0" loext:num-list-format="%6%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10z0" loext:num-list-format="%7%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10z0" loext:num-list-format="%8%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10z0" loext:num-list-format="%9%" text:bullet-char="">
        <style:list-level-properties text:space-before="10.795cm" text:min-label-width="0.635cm"/>
        <style:text-properties style:font-name="Symbol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11" text:consecutive-numbering="true">
      <text:list-level-style-bullet text:level="1" text:style-name="WW8Num11z0" loext:num-list-format="%1%" text:bullet-char="-">
        <style:list-level-properties text:min-label-width="0.635cm"/>
        <style:text-properties style:font-name="Georgia"/>
      </text:list-level-style-bullet>
      <text:list-level-style-bullet text:level="2" text:style-name="WW8Num11z1" loext:num-list-format="%2%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1z2" loext:num-list-format="%3%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11z3" loext:num-list-format="%4%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11z1" loext:num-list-format="%5%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11z2" loext:num-list-format="%6%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11z3" loext:num-list-format="%7%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11z1" loext:num-list-format="%8%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11z2" loext:num-list-format="%9%" text:bullet-char="">
        <style:list-level-properties text:space-before="10.795cm" text:min-label-width="0.635cm"/>
        <style:text-properties style:font-name="Wingdings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12">
      <text:list-level-style-bullet text:level="1" text:style-name="WW8Num12z0" loext:num-list-format="%1%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12z0" loext:num-list-format="%2%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12z0" loext:num-list-format="%3%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12z0" loext:num-list-format="%4%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12z0" loext:num-list-format="%5%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12z0" loext:num-list-format="%6%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12z0" loext:num-list-format="%7%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12z0" loext:num-list-format="%8%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12z0" loext:num-list-format="%9%" text:bullet-char="">
        <style:list-level-properties text:space-before="10.795cm" text:min-label-width="0.635cm"/>
        <style:text-properties style:font-name="Symbol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13">
      <text:list-level-style-bullet text:level="1" text:style-name="WW8Num13z0" loext:num-list-format="%1%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13z0" loext:num-list-format="%2%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13z0" loext:num-list-format="%3%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13z0" loext:num-list-format="%4%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13z0" loext:num-list-format="%5%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13z0" loext:num-list-format="%6%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13z0" loext:num-list-format="%7%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13z0" loext:num-list-format="%8%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13z0" loext:num-list-format="%9%" text:bullet-char="">
        <style:list-level-properties text:space-before="10.795cm" text:min-label-width="0.635cm"/>
        <style:text-properties style:font-name="Symbol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14">
      <text:list-level-style-bullet text:level="1" text:style-name="WW8Num14z0" loext:num-list-format="%1%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14z0" loext:num-list-format="%2%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14z0" loext:num-list-format="%3%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14z0" loext:num-list-format="%4%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14z0" loext:num-list-format="%5%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14z0" loext:num-list-format="%6%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14z0" loext:num-list-format="%7%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14z0" loext:num-list-format="%8%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14z0" loext:num-list-format="%9%" text:bullet-char="">
        <style:list-level-properties text:space-before="10.795cm" text:min-label-width="0.635cm"/>
        <style:text-properties style:font-name="Symbol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15">
      <text:list-level-style-bullet text:level="1" text:style-name="WW8Num15z0" loext:num-list-format="%1%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15z0" loext:num-list-format="%2%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15z0" loext:num-list-format="%3%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15z0" loext:num-list-format="%4%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15z0" loext:num-list-format="%5%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15z0" loext:num-list-format="%6%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15z0" loext:num-list-format="%7%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15z0" loext:num-list-format="%8%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15z0" loext:num-list-format="%9%" text:bullet-char="">
        <style:list-level-properties text:space-before="10.795cm" text:min-label-width="0.635cm"/>
        <style:text-properties style:font-name="Symbol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16">
      <text:list-level-style-number text:level="1" loext:num-list-format="%1%." style:num-suffix="." style:num-format="1">
        <style:list-level-properties text:min-label-width="0.635cm"/>
      </text:list-level-style-number>
      <text:list-level-style-bullet text:level="2" text:style-name="WW8Num16z1" loext:num-list-format="%2%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6z2" loext:num-list-format="%3%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16z3" loext:num-list-format="%4%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16z1" loext:num-list-format="%5%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16z2" loext:num-list-format="%6%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16z3" loext:num-list-format="%7%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16z1" loext:num-list-format="%8%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16z2" loext:num-list-format="%9%" text:bullet-char="">
        <style:list-level-properties text:space-before="10.795cm" text:min-label-width="0.635cm"/>
        <style:text-properties style:font-name="Wingdings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17" text:consecutive-numbering="true">
      <text:list-level-style-bullet text:level="1" text:style-name="WW8Num17z0" loext:num-list-format="%1%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17z1" loext:num-list-format="%2%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7z2" loext:num-list-format="%3%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17z0" loext:num-list-format="%4%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17z1" loext:num-list-format="%5%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17z2" loext:num-list-format="%6%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17z0" loext:num-list-format="%7%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17z1" loext:num-list-format="%8%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17z2" loext:num-list-format="%9%" text:bullet-char="">
        <style:list-level-properties text:space-before="10.795cm" text:min-label-width="0.635cm"/>
        <style:text-properties style:font-name="Wingdings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18">
      <text:list-level-style-bullet text:level="1" text:style-name="WW8Num18z0" loext:num-list-format="%1%" text:bullet-char="-">
        <style:list-level-properties text:space-before="0.635cm" text:min-label-width="0.635cm"/>
        <style:text-properties style:font-name="Georgia"/>
      </text:list-level-style-bullet>
      <text:list-level-style-bullet text:level="2" text:style-name="WW8Num18z1" loext:num-list-format="%2%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18z1" loext:num-list-format="%3%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18z1" loext:num-list-format="%4%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18z1" loext:num-list-format="%5%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18z1" loext:num-list-format="%6%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18z1" loext:num-list-format="%7%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18z1" loext:num-list-format="%8%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18z1" loext:num-list-format="%9%" text:bullet-char="">
        <style:list-level-properties text:space-before="10.795cm" text:min-label-width="0.635cm"/>
        <style:text-properties style:font-name="Symbol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19">
      <text:list-level-style-bullet text:level="1" text:style-name="WW8Num19z0" loext:num-list-format="%1%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19z0" loext:num-list-format="%2%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19z0" loext:num-list-format="%3%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19z0" loext:num-list-format="%4%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19z0" loext:num-list-format="%5%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19z0" loext:num-list-format="%6%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19z0" loext:num-list-format="%7%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19z0" loext:num-list-format="%8%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19z0" loext:num-list-format="%9%" text:bullet-char="">
        <style:list-level-properties text:space-before="10.795cm" text:min-label-width="0.635cm"/>
        <style:text-properties style:font-name="Symbol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0">
      <text:list-level-style-bullet text:level="1" text:style-name="WW8Num20z0" loext:num-list-format="%1%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20z0" loext:num-list-format="%2%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20z0" loext:num-list-format="%3%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20z0" loext:num-list-format="%4%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20z0" loext:num-list-format="%5%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20z0" loext:num-list-format="%6%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20z0" loext:num-list-format="%7%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20z0" loext:num-list-format="%8%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20z0" loext:num-list-format="%9%" text:bullet-char="">
        <style:list-level-properties text:space-before="10.795cm" text:min-label-width="0.635cm"/>
        <style:text-properties style:font-name="Symbol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text:style-name="WW8Num21z0" loext:num-list-format="%1%" text:bullet-char="">
        <style:list-level-properties text:min-label-width="0.635cm"/>
        <style:text-properties style:font-name="Symbol1"/>
      </text:list-level-style-bullet>
      <text:list-level-style-bullet text:level="2" text:style-name="WW8Num21z1" loext:num-list-format="%2%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1z2" loext:num-list-format="%3%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21z0" loext:num-list-format="%4%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21z1" loext:num-list-format="%5%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21z2" loext:num-list-format="%6%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21z0" loext:num-list-format="%7%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21z1" loext:num-list-format="%8%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21z2" loext:num-list-format="%9%" text:bullet-char="">
        <style:list-level-properties text:space-before="10.795cm" text:min-label-width="0.635cm"/>
        <style:text-properties style:font-name="Wingdings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number text:level="1" loext:num-list-format="%1%)" style:num-suffix=")" style:num-format="a" style:num-letter-sync="true">
        <style:list-level-properties text:min-label-width="0.635cm"/>
      </text:list-level-style-number>
      <text:list-level-style-bullet text:level="2" text:style-name="WW8Num22z1" loext:num-list-format="%2%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2z2" loext:num-list-format="%3%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22z3" loext:num-list-format="%4%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22z1" loext:num-list-format="%5%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22z2" loext:num-list-format="%6%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22z3" loext:num-list-format="%7%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22z1" loext:num-list-format="%8%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22z2" loext:num-list-format="%9%" text:bullet-char="">
        <style:list-level-properties text:space-before="10.795cm" text:min-label-width="0.635cm"/>
        <style:text-properties style:font-name="Wingdings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3">
      <text:list-level-style-bullet text:level="1" text:style-name="WW8Num23z0" loext:num-list-format="%1%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23z1" loext:num-list-format="%2%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3z2" loext:num-list-format="%3%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23z2" loext:num-list-format="%4%" text:bullet-char="">
        <style:list-level-properties text:space-before="4.445cm" text:min-label-width="0.635cm"/>
        <style:text-properties style:font-name="Wingdings1"/>
      </text:list-level-style-bullet>
      <text:list-level-style-bullet text:level="5" text:style-name="WW8Num23z2" loext:num-list-format="%5%" text:bullet-char="">
        <style:list-level-properties text:space-before="5.715cm" text:min-label-width="0.635cm"/>
        <style:text-properties style:font-name="Wingdings1"/>
      </text:list-level-style-bullet>
      <text:list-level-style-bullet text:level="6" text:style-name="WW8Num23z2" loext:num-list-format="%6%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23z2" loext:num-list-format="%7%" text:bullet-char="">
        <style:list-level-properties text:space-before="8.255cm" text:min-label-width="0.635cm"/>
        <style:text-properties style:font-name="Wingdings1"/>
      </text:list-level-style-bullet>
      <text:list-level-style-bullet text:level="8" text:style-name="WW8Num23z2" loext:num-list-format="%8%" text:bullet-char="">
        <style:list-level-properties text:space-before="9.525cm" text:min-label-width="0.635cm"/>
        <style:text-properties style:font-name="Wingdings1"/>
      </text:list-level-style-bullet>
      <text:list-level-style-bullet text:level="9" text:style-name="WW8Num23z2" loext:num-list-format="%9%" text:bullet-char="">
        <style:list-level-properties text:space-before="10.795cm" text:min-label-width="0.635cm"/>
        <style:text-properties style:font-name="Wingdings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4">
      <text:list-level-style-bullet text:level="1" text:style-name="WW8Num24z0" loext:num-list-format="%1%" text:bullet-char="-">
        <style:list-level-properties text:min-label-width="0.635cm"/>
        <style:text-properties style:font-name="Georgia"/>
      </text:list-level-style-bullet>
      <text:list-level-style-bullet text:level="2" text:style-name="WW8Num24z1" loext:num-list-format="%2%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4z2" loext:num-list-format="%3%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24z3" loext:num-list-format="%4%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24z1" loext:num-list-format="%5%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24z2" loext:num-list-format="%6%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24z3" loext:num-list-format="%7%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24z1" loext:num-list-format="%8%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24z2" loext:num-list-format="%9%" text:bullet-char="">
        <style:list-level-properties text:space-before="10.795cm" text:min-label-width="0.635cm"/>
        <style:text-properties style:font-name="Wingdings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5" text:consecutive-numbering="true">
      <text:list-level-style-bullet text:level="1" text:style-name="WW8Num25z0" loext:num-list-format="%1%" text:bullet-char="-">
        <style:list-level-properties text:space-before="0.635cm" text:min-label-width="0.635cm"/>
        <style:text-properties style:font-name="Georgia"/>
      </text:list-level-style-bullet>
      <text:list-level-style-bullet text:level="2" text:style-name="WW8Num25z1" loext:num-list-format="%2%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5z2" loext:num-list-format="%3%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25z3" loext:num-list-format="%4%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25z1" loext:num-list-format="%5%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25z2" loext:num-list-format="%6%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25z3" loext:num-list-format="%7%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25z1" loext:num-list-format="%8%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25z2" loext:num-list-format="%9%" text:bullet-char="">
        <style:list-level-properties text:space-before="10.795cm" text:min-label-width="0.635cm"/>
        <style:text-properties style:font-name="Wingdings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6" text:consecutive-numbering="true">
      <text:list-level-style-bullet text:level="1" text:style-name="WW8Num26z0" loext:num-list-format="%1%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26z1" loext:num-list-format="%2%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6z2" loext:num-list-format="%3%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26z0" loext:num-list-format="%4%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26z1" loext:num-list-format="%5%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26z2" loext:num-list-format="%6%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26z0" loext:num-list-format="%7%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26z1" loext:num-list-format="%8%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26z2" loext:num-list-format="%9%" text:bullet-char="">
        <style:list-level-properties text:space-before="10.795cm" text:min-label-width="0.635cm"/>
        <style:text-properties style:font-name="Wingdings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7">
      <text:list-level-style-bullet text:level="1" text:style-name="WW8Num27z0" loext:num-list-format="%1%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27z1" loext:num-list-format="%2%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7z2" loext:num-list-format="%3%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27z2" loext:num-list-format="%4%" text:bullet-char="">
        <style:list-level-properties text:space-before="4.445cm" text:min-label-width="0.635cm"/>
        <style:text-properties style:font-name="Wingdings1"/>
      </text:list-level-style-bullet>
      <text:list-level-style-bullet text:level="5" text:style-name="WW8Num27z2" loext:num-list-format="%5%" text:bullet-char="">
        <style:list-level-properties text:space-before="5.715cm" text:min-label-width="0.635cm"/>
        <style:text-properties style:font-name="Wingdings1"/>
      </text:list-level-style-bullet>
      <text:list-level-style-bullet text:level="6" text:style-name="WW8Num27z2" loext:num-list-format="%6%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27z2" loext:num-list-format="%7%" text:bullet-char="">
        <style:list-level-properties text:space-before="8.255cm" text:min-label-width="0.635cm"/>
        <style:text-properties style:font-name="Wingdings1"/>
      </text:list-level-style-bullet>
      <text:list-level-style-bullet text:level="8" text:style-name="WW8Num27z2" loext:num-list-format="%8%" text:bullet-char="">
        <style:list-level-properties text:space-before="9.525cm" text:min-label-width="0.635cm"/>
        <style:text-properties style:font-name="Wingdings1"/>
      </text:list-level-style-bullet>
      <text:list-level-style-bullet text:level="9" text:style-name="WW8Num27z2" loext:num-list-format="%9%" text:bullet-char="">
        <style:list-level-properties text:space-before="10.795cm" text:min-label-width="0.635cm"/>
        <style:text-properties style:font-name="Wingdings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8">
      <text:list-level-style-bullet text:level="1" text:style-name="WW8Num28z0" loext:num-list-format="%1%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28z0" loext:num-list-format="%2%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28z0" loext:num-list-format="%3%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28z0" loext:num-list-format="%4%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28z0" loext:num-list-format="%5%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28z0" loext:num-list-format="%6%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28z0" loext:num-list-format="%7%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28z0" loext:num-list-format="%8%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28z0" loext:num-list-format="%9%" text:bullet-char="">
        <style:list-level-properties text:space-before="10.795cm" text:min-label-width="0.635cm"/>
        <style:text-properties style:font-name="Symbol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9">
      <text:list-level-style-bullet text:level="1" text:style-name="WW8Num29z0" loext:num-list-format="%1%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29z0" loext:num-list-format="%2%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29z0" loext:num-list-format="%3%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29z0" loext:num-list-format="%4%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29z0" loext:num-list-format="%5%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29z0" loext:num-list-format="%6%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29z0" loext:num-list-format="%7%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29z0" loext:num-list-format="%8%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29z0" loext:num-list-format="%9%" text:bullet-char="">
        <style:list-level-properties text:space-before="10.795cm" text:min-label-width="0.635cm"/>
        <style:text-properties style:font-name="Symbol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RTF_5f_Num_20_3" style:display-name="RTF_Num 3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style:font-name="Liberation Serif" fo:font-size="8pt" officeooo:paragraph-rsid="00eace05" style:font-size-asian="8pt" style:font-size-complex="8pt"/>
    </style:style>
    <style:style style:name="MP2" style:family="paragraph" style:parent-style-name="Footer">
      <style:paragraph-properties fo:text-align="end" style:justify-single-word="false">
        <style:tab-stops>
          <style:tab-stop style:position="7.211cm"/>
          <style:tab-stop style:position="8.001cm" style:type="center"/>
          <style:tab-stop style:position="16.002cm" style:type="right"/>
        </style:tab-stops>
      </style:paragraph-properties>
      <style:text-properties style:font-name="Liberation Serif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MT1" style:family="text">
      <style:text-properties style:font-name="Courier New2" fo:font-size="6pt" fo:font-style="italic" officeooo:rsid="043e2d64" style:font-size-asian="6pt" style:font-style-asian="italic" style:font-size-complex="6pt" style:font-style-complex="italic"/>
    </style:style>
    <style:style style:name="MT2" style:family="text">
      <style:text-properties style:font-name="Courier New2" fo:font-size="6pt" fo:font-style="italic" officeooo:rsid="00cd954d" style:font-size-asian="6pt" style:font-style-asian="italic" style:font-size-complex="6pt" style:font-style-complex="italic"/>
    </style:style>
    <style:style style:name="MT3" style:family="text">
      <style:text-properties style:font-name="Courier New2" fo:font-size="6pt" fo:font-style="italic" style:font-size-asian="6pt" style:font-style-asian="italic" style:font-size-complex="6pt" style:font-style-complex="italic"/>
    </style:style>
    <style:page-layout style:name="Mpm1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75cm" fo:margin-left="0cm" fo:margin-right="0cm" fo:margin-bottom="0.25cm" style:dynamic-spacing="true"/>
      </style:header-style>
      <style:footer-style>
        <style:header-footer-properties fo:min-height="0.75cm" fo:margin-left="0cm" fo:margin-right="0cm" fo:margin-top="0.25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99ccff"/>
    </style:style>
    <style:style style:name="Mdp2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<text:span text:style-name="MT1">D</text:span><text:span text:style-name="MT2">ernière révision du document : </text:span><text:span text:style-name="MT3"><text:date style:data-style-name="N37" text:date-value="2021-09-30T11:00:38.023999985">30/09/21</text:date></text:span></text:p>
      </style:header>
      <style:footer>
        <text:p text:style-name="MP2">Page <text:page-number text:select-page="current">2</text:page-number><text:s/>sur <text:page-count style:num-format="1">4</text:page-count></text:p>
      </style:footer>
    </style:master-page>
    <style:master-page style:name="Endnote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1.2$Windows_X86_64 LibreOffice_project/87b77fad49947c1441b67c559c339af8f3517e22</meta:generator>
    <dc:title>Contexte d'information :</dc:title>
    <meta:initial-creator>en</meta:initial-creator>
    <meta:creation-date>2004-05-22T08:12:00</meta:creation-date>
    <dc:date>2021-09-30T10:53:57.602000000</dc:date>
    <meta:print-date>2004-05-22T09:24:00</meta:print-date>
    <meta:editing-cycles>1891</meta:editing-cycles>
    <meta:editing-duration>P4DT21H29M52S</meta:editing-duration>
    <meta:document-statistic meta:table-count="0" meta:image-count="0" meta:object-count="0" meta:page-count="4" meta:paragraph-count="145" meta:word-count="874" meta:character-count="7184" meta:non-whitespace-character-count="5926"/>
    <meta:user-defined meta:name="Info 1"/>
    <meta:user-defined meta:name="Info 2"/>
    <meta:user-defined meta:name="Info 3"/>
    <meta:user-defined meta:name="Info 4"/>
  </office:meta>
</office:document-meta>
</file>